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0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2"/>
        <table:table-row table:style-name="ro1">
          <table:table-cell table:style-name="ce1" office:value-type="string" calcext:value-type="string">
            <text:p>Name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Cheapest - Option</text:p>
          </table:table-cell>
          <table:table-cell table:style-name="ce13" office:value-type="string" calcext:value-type="string">
            <text:p>Cheapest - Shipping Cost</text:p>
          </table:table-cell>
          <table:table-cell table:style-name="ce13" office:value-type="string" calcext:value-type="string">
            <text:p>Cheapest - Taxes &amp; Fees</text:p>
          </table:table-cell>
          <table:table-cell table:style-name="ce13" office:value-type="string" calcext:value-type="string">
            <text:p>Cheapest ETA - Days</text:p>
          </table:table-cell>
          <table:table-cell table:style-name="ce13" office:value-type="string" calcext:value-type="string">
            <text:p>Fastest Option - Days</text:p>
          </table:table-cell>
          <table:table-cell table:style-name="ce13" office:value-type="string" calcext:value-type="string">
            <text:p>Fastest - Shipping Cost</text:p>
          </table:table-cell>
          <table:table-cell table:style-name="ce13" office:value-type="string" calcext:value-type="string">
            <text:p>Fastest - Taxes &amp; Fees</text:p>
          </table:table-cell>
          <table:table-cell table:style-name="ce13" office:value-type="string" calcext:value-type="string">
            <text:p>Group</text:p>
          </table:table-cell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Vendor</text:p>
          </table:table-cell>
          <table:table-cell table:style-name="ce19" office:value-type="string" calcext:value-type="string">
            <text:p>URL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mart Phone Car Mount</text:p>
          </table:table-cell>
          <table:table-cell table:style-name="ce6" office:value-type="float" office:value="3.99" calcext:value-type="float">
            <text:p>3.9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3.04" calcext:value-type="float">
            <text:p>3.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.09" calcext:value-type="float">
            <text:p>10.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1AIQ0CJ4/ref=cm_gf_aAN_i18_d_p0_qd21_____________________gqLLT3G9z3m7QjUO0II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Xbox One/PS4 Universal Tool Kit</text:p>
          </table:table-cell>
          <table:table-cell table:style-name="ce6" office:value-type="float" office:value="1.99" calcext:value-type="float">
            <text:p>1.9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2.99" calcext:value-type="float">
            <text:p>2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7.99" calcext:value-type="float">
            <text:p>37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Tiean-Compatible-Universal-Professional-Players/dp/B07GP3BK4T/ref=sr_1_8?s=toys-and-games&amp;ie=UTF8&amp;qid=1544679666&amp;sr=1-8&amp;keywords=ps4+controller+cable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ne Finger Death Punch - Steam Game</text:p>
          </table:table-cell>
          <table:table-cell table:style-name="ce6" office:value-type="float" office:value="4.99" calcext:value-type="float">
            <text:p>4.99</text:p>
          </table:table-cell>
          <table:table-cell table:style-name="ce7" office:value-type="string" calcext:value-type="string">
            <text:p>Steam Gam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Games</text:p>
          </table:table-cell>
          <table:table-cell table:style-name="ce7" office:value-type="string" calcext:value-type="string">
            <text:p>Steam</text:p>
          </table:table-cell>
          <table:table-cell table:style-name="ce20" table:formula="of:=HYPERLINK(&quot;https://store.steampowered.com/app/264200/One_Finger_Death_Punch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on't Starve Together: Beating Heart Chest - Steam Game</text:p>
          </table:table-cell>
          <table:table-cell table:style-name="ce6" office:value-type="float" office:value="4.99" calcext:value-type="float">
            <text:p>4.99</text:p>
          </table:table-cell>
          <table:table-cell table:style-name="ce7" office:value-type="string" calcext:value-type="string">
            <text:p>Steam Gam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Games</text:p>
          </table:table-cell>
          <table:table-cell table:style-name="ce7" office:value-type="string" calcext:value-type="string">
            <text:p>Steam</text:p>
          </table:table-cell>
          <table:table-cell table:style-name="ce20" table:formula="of:=HYPERLINK(&quot;https://store.steampowered.com/app/798740/Dont_Starve_Together_Beating_Heart_Chest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olf With Your Friends - Steam Game</text:p>
          </table:table-cell>
          <table:table-cell table:style-name="ce6" office:value-type="float" office:value="5.99" calcext:value-type="float">
            <text:p>5.99</text:p>
          </table:table-cell>
          <table:table-cell table:style-name="ce7" office:value-type="string" calcext:value-type="string">
            <text:p>Steam Gam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Games</text:p>
          </table:table-cell>
          <table:table-cell table:style-name="ce7" office:value-type="string" calcext:value-type="string">
            <text:p>Steam</text:p>
          </table:table-cell>
          <table:table-cell table:style-name="ce20" table:formula="of:=HYPERLINK(&quot;https://store.steampowered.com/app/431240/Golf_With_Your_Friends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own of Salem - Steam Game</text:p>
          </table:table-cell>
          <table:table-cell table:style-name="ce6" office:value-type="float" office:value="5.99" calcext:value-type="float">
            <text:p>5.99</text:p>
          </table:table-cell>
          <table:table-cell table:style-name="ce7" office:value-type="string" calcext:value-type="string">
            <text:p>Steam Gam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Games</text:p>
          </table:table-cell>
          <table:table-cell table:style-name="ce7" office:value-type="string" calcext:value-type="string">
            <text:p>Steam</text:p>
          </table:table-cell>
          <table:table-cell table:style-name="ce20" table:formula="of:=HYPERLINK(&quot;https://store.steampowered.com/app/334230/Town_of_Salem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ankie HDMI Cable</text:p>
          </table:table-cell>
          <table:table-cell table:style-name="ce6" office:value-type="float" office:value="5.99" calcext:value-type="float">
            <text:p>5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3" calcext:value-type="float">
            <text:p>0.4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Rankie-Cable-Supports-Ethernet-Return/dp/B01IP1Q4B4/ref=as_li_ss_tl?s=electronics&amp;ie=UTF8&amp;qid=1521654324&amp;sr=1-13&amp;keywords=hdmi+cable&amp;linkCode=sl1&amp;tag=bestlife0c1-20&amp;linkId=776ada145f38f04a8f789cee5b24af84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500 Piece Googly Eyes</text:p>
          </table:table-cell>
          <table:table-cell table:style-name="ce6" office:value-type="float" office:value="4.79" calcext:value-type="float">
            <text:p>4.7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ECORA-Pieces-Wiggle-Googly-Self-adhesive/dp/B01LWIYJH3/ref=lp_17324748011_1_1?srs=17324748011&amp;ie=UTF8&amp;qid=1544691752&amp;sr=8-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hain Accessory</text:p>
          </table:table-cell>
          <table:table-cell table:style-name="ce6" office:value-type="float" office:value="5.99" calcext:value-type="float">
            <text:p>5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Key-Chain-Accessories-Women-Artificial/dp/B01AMZPHMS/ref=lp_17324748011_1_9?srs=17324748011&amp;ie=UTF8&amp;qid=1544691752&amp;sr=8-9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3ft Micro USB Cable</text:p>
          </table:table-cell>
          <table:table-cell table:style-name="ce6" office:value-type="float" office:value="4.99" calcext:value-type="float">
            <text:p>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9" calcext:value-type="float">
            <text:p>0.39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Anker-Braided-Tangle-Free-Gold-Plated-Connectors/dp/B00SUY0NCI/ref=sr_1_19?srs=17324748011&amp;ie=UTF8&amp;qid=1544691898&amp;sr=8-19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Kinetic Art Balance Toy</text:p>
          </table:table-cell>
          <table:table-cell table:style-name="ce6" office:value-type="float" office:value="3.69" calcext:value-type="float">
            <text:p>3.69</text:p>
          </table:table-cell>
          <table:table-cell table:style-name="ce7" office:value-type="string" calcext:value-type="string">
            <text:p>Standard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tainless-Weightlifter-Decompressive-Psychology-DINGJIN/dp/B06WVSR6XC?creativeASIN=B06WVSR6XC&amp;linkCode=w61&amp;imprToken=0EOOn-gdEwqQ8Sq8TeREmg&amp;slotNum=8&amp;tag=coolest15-2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ss</text:p>
          </table:table-cell>
          <table:table-cell table:style-name="ce6" office:value-type="float" office:value="0.4" calcext:value-type="float">
            <text:p>0.4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1850015U?creativeASIN=B01850015U&amp;linkCode=w61&amp;imprToken=0EOOn-gdEwqQ8Sq8TeREmg&amp;slotNum=6&amp;tag=coolest15-2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0 pc Mini Plunger Stand</text:p>
          </table:table-cell>
          <table:table-cell table:style-name="ce6" office:value-type="float" office:value="3.79" calcext:value-type="float">
            <text:p>3.79</text:p>
          </table:table-cell>
          <table:table-cell table:style-name="ce7" office:value-type="string" calcext:value-type="string">
            <text:p>Standard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Colors-orange-Purple-Plunger-Cellphone/dp/B00BS9SZI6?creativeASIN=B00BS9SZI6&amp;linkCode=w61&amp;imprToken=0EOOn-gdEwqQ8Sq8TeREmg&amp;slotNum=18&amp;tag=coolest15-2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actus Pen</text:p>
          </table:table-cell>
          <table:table-cell table:style-name="ce6" office:value-type="float" office:value="1.1" calcext:value-type="float">
            <text:p>1.1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Yonger-Creative-Cactus-Supplies-Ballpoint/dp/B01B2V0EK6?creativeASIN=B01B2V0EK6&amp;linkCode=w61&amp;imprToken=0EOOn-gdEwqQ8Sq8TeREmg&amp;slotNum=23&amp;tag=coolest15-2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acon Balm Lip Balm</text:p>
          </table:table-cell>
          <table:table-cell table:style-name="ce6" office:value-type="float" office:value="4.44" calcext:value-type="float">
            <text:p>4.44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4" calcext:value-type="float">
            <text:p>0.3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02SIFQUQ?creativeASIN=B002SIFQUQ&amp;linkCode=w61&amp;imprToken=0EOOn-gdEwqQ8Sq8TeREmg&amp;slotNum=96&amp;tag=coolest15-2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hock Gum Gag Gift</text:p>
          </table:table-cell>
          <table:table-cell table:style-name="ce6" office:value-type="float" office:value="3.99" calcext:value-type="float">
            <text:p>3.99</text:p>
          </table:table-cell>
          <table:table-cell table:style-name="ce7" office:value-type="string" calcext:value-type="string">
            <text:p>Standard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hocking-Funny-Shock-Random-Color/dp/B000MLHFCS?creativeASIN=B000MLHFCS&amp;linkCode=w61&amp;imprToken=0EOOn-gdEwqQ8Sq8TeREmg&amp;slotNum=104&amp;tag=coolest15-2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7 Color Mushroom LED Light</text:p>
          </table:table-cell>
          <table:table-cell table:style-name="ce6" office:value-type="float" office:value="1.79" calcext:value-type="float">
            <text:p>1.79</text:p>
          </table:table-cell>
          <table:table-cell table:style-name="ce7" office:value-type="string" calcext:value-type="string">
            <text:p>Standard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Electronics/Toy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FC5JXOW?creativeASIN=B00FC5JXOW&amp;linkCode=w61&amp;imprToken=0EOOn-gdEwqQ8Sq8TeREmg&amp;slotNum=194&amp;tag=coolest15-2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00 Smiley Face Stickers</text:p>
          </table:table-cell>
          <table:table-cell table:style-name="ce6" office:value-type="float" office:value="4.99" calcext:value-type="float">
            <text:p>4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lat+/Iridiu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5KV8GA0/?creativeASIN=B005KV8GA0&amp;linkCode=w61&amp;imprToken=REta3FGUUGeQXlgpQFTElg&amp;slotNum=2&amp;tag=coolest15-2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Natural Stone Necklace</text:p>
          </table:table-cell>
          <table:table-cell table:style-name="ce6" office:value-type="float" office:value="0.98" calcext:value-type="float">
            <text:p>0.98</text:p>
          </table:table-cell>
          <table:table-cell table:style-name="ce17" office:value-type="string" calcext:value-type="string">
            <text:p>Prime Shipping</text:p>
          </table:table-cell>
          <table:table-cell table:style-name="ce17" office:value-type="float" office:value="3.99" calcext:value-type="float">
            <text:p>3.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4.98" calcext:value-type="float">
            <text:p>44.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lat+/Iridium</text:p>
          </table:table-cell>
          <table:table-cell table:style-name="ce17" office:value-type="string" calcext:value-type="string">
            <text:p>Jewelry</text:p>
          </table:table-cell>
          <table:table-cell table:style-name="ce17" office:value-type="string" calcext:value-type="string">
            <text:p>Amazon</text:p>
          </table:table-cell>
          <table:table-cell table:style-name="ce21" table:formula="of:=HYPERLINK(&quot;https://www.amazon.com/Challyhope-Fashion-Necklace-Natural-Hexagonal/dp/B07FZTBNSG?ref_=fsclp_pl_dp_9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Enderman Figure pack</text:p>
          </table:table-cell>
          <table:table-cell table:style-name="ce14" office:value-type="float" office:value="9.95" calcext:value-type="float">
            <text:p>9.95</text:p>
          </table:table-cell>
          <table:table-cell table:style-name="ce18" office:value-type="string" calcext:value-type="string">
            <text:p>Prime Shipping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7" calcext:value-type="float">
            <text:p>0.7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.99" calcext:value-type="float">
            <text:p>5.99</text:p>
          </table:table-cell>
          <table:table-cell table:style-name="ce18" office:value-type="float" office:value="1.23" calcext:value-type="float">
            <text:p>1.23</text:p>
          </table:table-cell>
          <table:table-cell table:style-name="ce18" office:value-type="string" calcext:value-type="string">
            <text:p>Irid+/Rhodium</text:p>
          </table:table-cell>
          <table:table-cell table:style-name="ce18" office:value-type="string" calcext:value-type="string">
            <text:p>Toys</text:p>
          </table:table-cell>
          <table:table-cell table:style-name="ce18" office:value-type="string" calcext:value-type="string">
            <text:p>Amazon</text:p>
          </table:table-cell>
          <table:table-cell table:style-name="ce22" table:formula="of:=HYPERLINK(&quot;https://www.amazon.com/Minecraft-Core-Creeper-Figure-Pack/dp/B00DOQCTVK/ref=zg_bs_165994011_59?_encoding=UTF8&amp;psc=1&amp;refRID=QYAB0TRWY7JD85BCMHQX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inecraft Stever Figure Pack/Iron Golem Figure Pack</text:p>
          </table:table-cell>
          <table:table-cell table:style-name="ce6" office:value-type="float" office:value="7.85" calcext:value-type="float">
            <text:p>7.8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1" calcext:value-type="float">
            <text:p>0.6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Minecraft-Core-Creeper-Figure-Pack/dp/B00DOQCTVK/ref=zg_bs_165994011_59?_encoding=UTF8&amp;psc=1&amp;refRID=QYAB0TRWY7JD85BCMHQX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iamond Stever Figure Pack</text:p>
          </table:table-cell>
          <table:table-cell table:style-name="ce6" office:value-type="float" office:value="8.66" calcext:value-type="float">
            <text:p>8.66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7" calcext:value-type="float">
            <text:p>0.6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Minecraft-Core-Creeper-Figure-Pack/dp/B00DOQCTVK/ref=zg_bs_165994011_59?_encoding=UTF8&amp;psc=1&amp;refRID=QYAB0TRWY7JD85BCMHQX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unko Pop Figures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4" calcext:value-type="float">
            <text:p>0.7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Funko-Pop-Games-Collectible-Multicolor/dp/B07HPZMHHF/ref=zg_bs_165993011_24?_encoding=UTF8&amp;psc=1&amp;refRID=CR8A3W79R47R7CZ3RWQJ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ot Wheels 9-Car Pack</text:p>
          </table:table-cell>
          <table:table-cell table:style-name="ce6" office:value-type="float" office:value="13.6" calcext:value-type="float">
            <text:p>13.6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Hot-Wheels-9-Car-Gift-Styles/dp/B006EFMSSM/ref=zg_bs_toys-and-games_62?_encoding=UTF8&amp;psc=1&amp;refRID=XA9YE4M8NKQBBQ34CZY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gic 8 Ball</text:p>
          </table:table-cell>
          <table:table-cell table:style-name="ce6" office:value-type="float" office:value="13.49" calcext:value-type="float">
            <text:p>13.4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Mattel-Games-Magic-Ball-Retro/dp/B0149MC426/ref=sr_1_17_sspa?s=toys-and-games&amp;ie=UTF8&amp;qid=1543357031&amp;sr=1-17-spons&amp;keywords=board+games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$10 Gift Card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Digital Item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Digital</text:p>
          </table:table-cell>
          <table:table-cell table:style-name="ce7" office:value-type="string" calcext:value-type="string">
            <text:p>Digital Item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Logitech s120 2.0 Speakers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Logitech-S120-2-0-Stereo-Speakers/dp/B000R9AAJA/ref=pd_sim_147_5?_encoding=UTF8&amp;pd_rd_i=B000R9AAJA&amp;pd_rd_r=8fb9659c-f8ae-11e8-a598-6b142cabb10b&amp;pd_rd_w=lo31B&amp;pd_rd_wg=bksPG&amp;pf_rd_i=desktop-dp-sims&amp;pf_rd_m=ATVPDKIKX0DER&amp;pf_rd_p=18bb0&quot;&amp;&quot;b78-4200-49b9-ac91-f141d61a1780&amp;pf_rd_r=KV6W96Y16R1G32NXMCR2&amp;pf_rd_s=desktop-dp-sims&amp;pf_rd_t=40701&amp;refRID=KV6W96Y16R1G32NXMCR2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eelSeries Mouse Pad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0UEZ36W/ref=sspa_dk_detail_0?pd_rd_i=B000UEZ36W&amp;pf_rd_m=ATVPDKIKX0DER&amp;pf_rd_p=f0dedbe2-13c8-4136-a746-4398ed93cf0f&amp;pd_rd_wg=JOqD9&amp;pf_rd_r=2E5JTT5EQCWRS5FZ3VE3&amp;pf_rd_s=desktop-dp-sims&amp;pf_rd_t=40701&amp;pd_rd_w=ojaah&amp;pf_rd_i=desktop&quot;&amp;&quot;-dp-sims&amp;pd_rd_r=7b75cfbd-ef84-11e8-8731-197ef284cbe4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Treasure X Adventure Pack</text:p>
          </table:table-cell>
          <table:table-cell table:style-name="ce6" office:value-type="float" office:value="8.45" calcext:value-type="float">
            <text:p>8.4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TREASURE-X-41500-Adventure-Pack/dp/B079PTBMXP/ref=zg_bs_165993011_26?_encoding=UTF8&amp;psc=1&amp;refRID=CR8A3W79R47R7CZ3RWQJ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Versiontech RGB Mouse Colors: Black/White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VersionTECH-Ergonomic-Backlight-Settings-Programmed/dp/B00WEVLE30/ref=sr_1_2?s=wireless&amp;ie=UTF8&amp;qid=1544189667&amp;sr=8-2&amp;keywords=rgb+mouse+%2410%5C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Versiontech RGB Mouse Colors: Red/Blue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VersionTECH-Ergonomic-Backlight-Settings-Programmed/dp/B00WEVLE30/ref=sr_1_2?s=wireless&amp;ie=UTF8&amp;qid=1544189667&amp;sr=8-2&amp;keywords=rgb+mouse+%2410%5C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rtistic Phone Case</text:p>
          </table:table-cell>
          <table:table-cell table:style-name="ce6" office:value-type="float" office:value="5.98" calcext:value-type="float">
            <text:p>5.98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Wydan-Compatible-Case-iPhone-Plus/dp/B01KN0XDFK/ref=sr_1_22?s=wireless&amp;ie=UTF8&amp;qid=1544317529&amp;sr=1-22&amp;keywords=artsy+phone+case&quot;;&quot;Artists&quot;)" office:value-type="string" office:string-value="Artists" calcext:value-type="string">
            <text:p>Artist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Outdoor Phone Case</text:p>
          </table:table-cell>
          <table:table-cell table:style-name="ce6" office:value-type="float" office:value="5.99" calcext:value-type="float">
            <text:p>5.99</text:p>
          </table:table-cell>
          <table:table-cell table:style-name="ce7" office:value-type="string" calcext:value-type="string">
            <text:p>P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6" calcext:value-type="float">
            <text:p>0.46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FRiEQ-Waterproof-Case-Outdoor-Activities/dp/B00AW2QT8I/ref=sr_1_3?s=wireless&amp;ie=UTF8&amp;qid=1544317452&amp;sr=1-3&amp;keywords=outdoor+phone+case&quot;;&quot;Outdoors&quot;)" office:value-type="string" office:string-value="Outdoors" calcext:value-type="string">
            <text:p>Outdoors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Intellectuals Phone Case</text:p>
          </table:table-cell>
          <table:table-cell table:style-name="ce6" office:value-type="float" office:value="7.99" calcext:value-type="float">
            <text:p>7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iPhone-Scratch-Resistant-Transparent-Shockproof/dp/B072V5MZW2/ref=sr_1_5?s=wireless&amp;ie=UTF8&amp;qid=1544317495&amp;sr=1-5&amp;keywords=modern+phone+case&quot;;&quot;Intellectuals&quot;)" office:value-type="string" office:string-value="Intellectuals" calcext:value-type="string">
            <text:p>Intellectuals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Mens Phone Case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AmazonBasics-Case-iPhone-Clear/dp/B01I48LT5O?pf_rd_r=ZK6T1MNTZJ36EV95804D&amp;pf_rd_p=e0e81b09-fd30-474c-b919-879a45cc1121&amp;pf_rd_m=ATVPDKIKX0DER&amp;pf_rd_s=merchandised-search-1&amp;ref_=Oct_DLandingS_PC_addb8eb9_NA&amp;smid=ATVPDKIKX0DER&quot;;&quot;Mens&quot;)" office:value-type="string" office:string-value="Mens" calcext:value-type="string">
            <text:p>Mens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Girls/Womens Phone Case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5" table:formula="of:=HYPERLINK(&quot;https://www.amazon.com/Caka-Glitter-Tempered-Protector-Floating/dp/B073B3YW8V/ref=sr_1_3?s=wireless&amp;ie=UTF8&amp;qid=1544317423&amp;sr=1-3&amp;keywords=glitter+phone+case&quot;;&quot;Girls&quot;)" office:value-type="string" office:string-value="Girls" calcext:value-type="string">
            <text:p>Girl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oys Phone Case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Annymall-iPhone-Protector-Shorkproof-Kickstand/dp/B076NPZ63M/ref=sr_1_8?s=wireless&amp;ie=UTF8&amp;qid=1544317770&amp;sr=1-8&amp;keywords=iphone+case+for+boys&quot;;&quot;Boys&quot;)" office:value-type="string" office:string-value="Boys" calcext:value-type="string">
            <text:p>Boy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Universal Phone Case</text:p>
          </table:table-cell>
          <table:table-cell table:style-name="ce6" office:value-type="float" office:value="14.55" calcext:value-type="float">
            <text:p>14.5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59" calcext:value-type="float">
            <text:p>1.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Spigen-iPhone-Wallet-Design-Holder/dp/B01GIVWTAI/ref=sr_1_7?s=wireless&amp;ie=UTF8&amp;qid=1544317737&amp;sr=1-7&amp;keywords=iphone+case&quot;;&quot;Punks&quot;)" office:value-type="string" office:string-value="Punks" calcext:value-type="string">
            <text:p>Punk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unks Phone Case</text:p>
          </table:table-cell>
          <table:table-cell table:style-name="ce6" office:value-type="float" office:value="15.99" calcext:value-type="float">
            <text:p>15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Arc-shaped-Newtons-Balance-Science-Dreamyth/dp/B078KF8DHR/ref=bbp_bb_5e8416_st_1Nnp_w_43?smid=AWJMCLX92KZV7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ewton's Cradle</text:p>
          </table:table-cell>
          <table:table-cell table:style-name="ce6" office:value-type="float" office:value="3.99" calcext:value-type="float">
            <text:p>3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2.99" calcext:value-type="float">
            <text:p>2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7.9" calcext:value-type="float">
            <text:p>37.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Arc-shaped-Newtons-Balance-Science-Dreamyth/dp/B078KF8DHR/ref=bbp_bb_5e8416_st_1Nnp_w_43?smid=AWJMCLX92KZV7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0pc Makeup Brush Kit</text:p>
          </table:table-cell>
          <table:table-cell table:style-name="ce6" office:value-type="float" office:value="8.45" calcext:value-type="float">
            <text:p>8.4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0KOW827M?imprToken=8HXA2V7cyfUvZzphYHLpcA&amp;slotNum=1&amp;ie=UTF8&amp;tag=bustle7440-20&amp;camp=1789&amp;linkCode=xm2&amp;creativeASIN=B00KOW827M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amsung Screen Protector</text:p>
          </table:table-cell>
          <table:table-cell table:style-name="ce6" office:value-type="float" office:value="6.92" calcext:value-type="float">
            <text:p>6.92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5" table:formula="of:=HYPERLINK(&quot;https://www.amazon.com/Shield-Tempered-Protector-Hardness-Replacement/dp/B07C8HS81W/ref=sr_1_1?ie=UTF8&amp;qid=1544463331&amp;sr=8-1&amp;keywords=samsung+galaxy+phone+screen+protector&quot;;&quot;Samsung&quot;)" office:value-type="string" office:string-value="Samsung" calcext:value-type="string">
            <text:p>Samsung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Phone Screen Protector</text:p>
          </table:table-cell>
          <table:table-cell table:style-name="ce6" office:value-type="float" office:value="8.61" calcext:value-type="float">
            <text:p>8.61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5" table:formula="of:=HYPERLINK(&quot;https://www.amazon.com/amFilm-iPhone-Screen-Protector-Tempered/dp/B01415QHYW/ref=sr_1_4_acs_osp_osp18-45fa5f34-11_1?s=outdoor-recreation&amp;ie=UTF8&amp;qid=1544463278&amp;sr=1-4-acs&amp;keywords=phone+screen+protector&amp;tag=thewire06oa-20&amp;ascsubtag=45fa5f34-11ab-4f32-b106&quot;&amp;&quot;-dd805aa107e4&amp;linkCode=oas&amp;cv_ct_id=amzn1.osp.45fa5f34-11ab-4f32-b106-dd805aa107e4&amp;cv_ct_pg=search&amp;cv_ct_wn=osp-search&amp;pd_rd_wg=NEg4D&amp;pd_rd_w=W76L6&amp;pf_rd_r=KJBPFMHG462BNCJD226C&amp;pf_rd_p=7f6b8bb9-631f-46f6-b8ad-496a9af123d5&amp;pd_rd_r=8ec68fb3-7d61-4cd6-938f-a&quot;&amp;&quot;da2c9d13251&amp;creativeASIN=B01415QHYW&amp;pd_rd_i=B01415QHYW&amp;pd_rd_r=8ec68fb3-7d61-4cd6-938f-ada2c9d13251&amp;pf_rd_p=7f6b8bb9-631f-46f6-b8ad-496a9af123d5&amp;pd_rd_w=W76L6&amp;pf_rd_r=KJBPFMHG462BNCJD226C&amp;pd_rd_wg=NEg4D&quot;;&quot;iPhone&quot;)" office:value-type="string" office:string-value="iPhone" calcext:value-type="string">
            <text:p>iPhone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00 Piece Sticker pack</text:p>
          </table:table-cell>
          <table:table-cell table:style-name="ce6" office:value-type="float" office:value="8.99" calcext:value-type="float">
            <text:p>8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ecret-Garden-Motorcycle-Skateboard-Waterproof%EF%BC%88Not/dp/B01MQZQWJF/ref=zg_bs_arts-crafts_36?_encoding=UTF8&amp;psc=1&amp;refRID=KAN5WH4A42V7D0SHB0WY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 Month Premium Membership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Digital</text:p>
          </table:table-cell>
          <table:table-cell table:style-name="ce7" office:value-type="string" calcext:value-type="string">
            <text:p>Amazon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The Catcher in the Rye/Fahrenheit451</text:p>
          </table:table-cell>
          <table:table-cell table:style-name="ce6" office:value-type="float" office:value="8.99" calcext:value-type="float">
            <text:p>8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string" calcext:value-type="string">
            <text:p>Amazon</text:p>
          </table:table-cell>
          <table:table-cell table:style-name="ce25" table:formula="of:=HYPERLINK(&quot;https://www.amazon.com/Fahrenheit-451-Ray-Bradbury/dp/1451673310/ref=pd_sim_14_6?_encoding=UTF8&amp;pd_rd_i=1451673310&amp;pd_rd_r=3bd474c9-fca6-11e8-9593-a54217c41805&amp;pd_rd_w=9ecMv&amp;pd_rd_wg=LoAOl&amp;pf_rd_p=18bb0b78-4200-49b9-ac91-f141d61a1780&amp;pf_rd_r=R3BH3H1FM17N4&quot;&amp;&quot;4EQP104&amp;psc=1&amp;refRID=R3BH3H1FM17N44EQP104&quot;;&quot;Fahrenheit 451&quot;)" office:value-type="string" office:string-value="Fahrenheit 451" calcext:value-type="string">
            <text:p>Fahrenheit 451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Of Mice and Men/To Kill A Mockingbird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string" calcext:value-type="string">
            <text:p>Amazon</text:p>
          </table:table-cell>
          <table:table-cell table:style-name="ce25" table:formula="of:=HYPERLINK(&quot;https://www.amazon.com/Mice-Men-John-Steinbeck/dp/0140177396/ref=pd_sim_14_2?_encoding=UTF8&amp;pd_rd_i=0140177396&amp;pd_rd_r=a1addf13-fca5-11e8-abd2-cdd24367c782&amp;pd_rd_w=FY2r9&amp;pd_rd_wg=SsMDa&amp;pf_rd_p=18bb0b78-4200-49b9-ac91-f141d61a1780&amp;pf_rd_r=XNJE1SFFVDAHB3PFD&quot;&amp;&quot;SWM&amp;psc=1&amp;refRID=XNJE1SFFVDAHB3PFDSWM&quot;;&quot;Of Mice &amp; Men&quot;)" office:value-type="string" office:string-value="Of Mice &amp; Men" calcext:value-type="string">
            <text:p>Of Mice &amp; Men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cbeth/Hamlet/Romeo &amp; Juliet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string" calcext:value-type="string">
            <text:p>Amazon</text:p>
          </table:table-cell>
          <table:table-cell table:style-name="ce25" table:formula="of:=HYPERLINK(&quot;https://www.amazon.com/Macbeth-Folger-Shakespeare-Library-William/dp/0743477103/ref=pd_bxgy_14_img_2?_encoding=UTF8&amp;pd_rd_i=0743477103&amp;pd_rd_r=ace57719-fca6-11e8-bddf-836b3e8a828e&amp;pd_rd_w=DFXzp&amp;pd_rd_wg=hvbI1&amp;pf_rd_p=6725dbd6-9917-451d-beba-16af7874e407&amp;p&quot;&amp;&quot;f_rd_r=YVYKCYJ0ZAHDVEWZSZK6&amp;psc=1&amp;refRID=YVYKCYJ0ZAHDVEWZSZK6&quot;;&quot;Macbeth&quot;)" office:value-type="string" office:string-value="Macbeth" calcext:value-type="string">
            <text:p>Macbeth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harlotte's Web/The Outsiders/Lord of the Flies/The Giver</text:p>
          </table:table-cell>
          <table:table-cell table:style-name="ce6" office:value-type="float" office:value="7.99" calcext:value-type="float">
            <text:p>7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2" calcext:value-type="float">
            <text:p>0.6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string" calcext:value-type="string">
            <text:p>Amazon</text:p>
          </table:table-cell>
          <table:table-cell table:style-name="ce25" table:formula="of:=HYPERLINK(&quot;https://www.amazon.com/Lord-Flies-William-Golding/dp/0399501487/ref=pd_bxgy_14_img_3?_encoding=UTF8&amp;pd_rd_i=0399501487&amp;pd_rd_r=19a47911-fca6-11e8-bfeb-5beec295fed0&amp;pd_rd_w=jqqoR&amp;pd_rd_wg=gu1BP&amp;pf_rd_p=6725dbd6-9917-451d-beba-16af7874e407&amp;pf_rd_r=JNY7BQT36&quot;&amp;&quot;K56SXZV23YB&amp;psc=1&amp;refRID=JNY7BQT36K56SXZV23YB&quot;;&quot;Lord of Flies&quot;)" office:value-type="string" office:string-value="Lord of Flies" calcext:value-type="string">
            <text:p>Lord of Flie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The Girl Who Lived</text:p>
          </table:table-cell>
          <table:table-cell table:style-name="ce6" office:value-type="float" office:value="13.19" calcext:value-type="float">
            <text:p>13.1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Girl-Who-Lived-Thrilling-Suspense/dp/1683993063/ref=sr_1_3?s=books&amp;ie=UTF8&amp;qid=1544465431&amp;sr=1-3&amp;keywords=%231+selling+girls+book&quot;;&quot;Girl Who Lived&quot;)" office:value-type="string" office:string-value="Girl Who Lived" calcext:value-type="string">
            <text:p>Girl Who Live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Explosive Growth</text:p>
          </table:table-cell>
          <table:table-cell table:style-name="ce6" office:value-type="float" office:value="14.39" calcext:value-type="float">
            <text:p>14.3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string" calcext:value-type="string">
            <text:p>Amazon</text:p>
          </table:table-cell>
          <table:table-cell table:style-name="ce26" table:formula="of:=HYPERLINK(&quot;https://www.amazon.com/Explosive-Growth-Learned-Growing-Million/dp/1619617692/ref=sr_1_9_sspa?s=books&amp;ie=UTF8&amp;qid=1544465482&amp;sr=1-9-spons&amp;keywords=social+media+book&amp;psc=1&quot;;&quot;Explosive Growth&quot;)" office:value-type="string" office:string-value="Explosive Growth" calcext:value-type="string">
            <text:p>Explosive Growth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eversible Sequins Mermaid Pillow Case</text:p>
          </table:table-cell>
          <table:table-cell table:style-name="ce6" office:value-type="float" office:value="5.81" calcext:value-type="float">
            <text:p>5.81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Livedeal-Reversible-Sequins-Mermaid-Pillow/dp/B01F72F7SA?tag=bp_links-20&amp;ascsubtag=[artid|2089.g.1912[src|[ch|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ketch Pad</text:p>
          </table:table-cell>
          <table:table-cell table:style-name="ce6" office:value-type="float" office:value="10.6" calcext:value-type="float">
            <text:p>10.6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Book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trathmore-400-Sketch-Pads-12/dp/B0027A39PY/ref=zg_bs_arts-crafts_2?_encoding=UTF8&amp;psc=1&amp;refRID=F50T7DF0RP46K6273XKN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Overwatch Backpack Hangers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lizzard Shipping</text:p>
          </table:table-cell>
          <table:table-cell table:style-name="ce7" office:value-type="float" office:value="6.33" calcext:value-type="float">
            <text:p>6.33</text:p>
          </table:table-cell>
          <table:table-cell table:style-name="ce7" office:value-type="float" office:value="0.55" calcext:value-type="float">
            <text:p>0.5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.3" calcext:value-type="float">
            <text:p>9.3</text:p>
          </table:table-cell>
          <table:table-cell table:style-name="ce7" office:value-type="float" office:value="0.55" calcext:value-type="float">
            <text:p>0.55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gear.blizzard.com/us/game/overwatch/overwatch-backpack-hangers-series-2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op Sockets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PopSockets-Collapsible-Phones-Tablets-Nebula/dp/B06XGKRQSJ/ref=pd_sim_107_3?_encoding=UTF8&amp;pd_rd_i=B01EFKSENA&amp;pd_rd_r=4633fd9e-fcc1-11e8-9cda-1d7d2ad86ec7&amp;pd_rd_w=A6E9l&amp;pd_rd_wg=ILBRK&amp;pf_rd_p=18bb0b78-4200-49b9-ac91-f141d61a1780&amp;pf_&quot;&amp;&quot;rd_r=FQRP19WGME48EE46YJQ9&amp;refRID=FQRP19WGME48EE46YJQ9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op Sockets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PopSockets-Collapsible-Stand-Phones-Tablets/dp/B01DNRMTA0/ref=pd_sim_107_3?_encoding=UTF8&amp;pd_rd_i=B01DNRMTA0&amp;pd_rd_r=3cdbc192-fcc2-11e8-9593-a54217c41805&amp;pd_rd_w=AkCRG&amp;pd_rd_wg=FIQil&amp;pf_rd_p=18bb0b78-4200-49b9-ac91-f141d61a1780&amp;pf_r&quot;&amp;&quot;d_r=8JESC9JP17MP0V0AG290&amp;psc=1&amp;refRID=8JESC9JP17MP0V0AG29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ore Pop Sockets</text:p>
          </table:table-cell>
          <table:table-cell table:style-name="ce6" office:value-type="float" office:value="14.99" calcext:value-type="float">
            <text:p>1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PopSockets-Collapsible-Phones-Tablets-Catstronaut/dp/B01LWL276H/ref=bbp_bb_a77114_st_8174_w_10?psc=1&amp;smid=ATVPDKIKX0DER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00 Instant Water Balloons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1897IKBQ/ref=cm_gf_aTNN_i13_d_p0_qd2_____________________qdSQdcCEK4gjtdSF03Mx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ick and Morty Calandar</text:p>
          </table:table-cell>
          <table:table-cell table:style-name="ce6" office:value-type="float" office:value="8.2" calcext:value-type="float">
            <text:p>8.2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2019-Rick-Morty-Wall-Calendar/dp/1438862059/ref=sr_1_9?s=books&amp;ie=UTF8&amp;qid=1544486682&amp;sr=1-9&amp;keywords=rick+and+morty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oba Fett Socks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1EXSX24K/ref=sspa_dk_detail_18?psc=1&amp;pd_rd_i=B01EXSX24K&quot;;&quot;Boba Fett&quot;)" office:value-type="string" office:string-value="Boba Fett" calcext:value-type="string">
            <text:p>Boba Fett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ar Wars Socks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0KEDW8Y4/ref=sspa_dk_detail_6?psc=1&amp;pd_rd_i=B00KEDW8Y4&amp;pd_rd_w=I8Xkk&amp;pf_rd_p=f0dedbe2-13c8-4136-a746-4398ed93cf0f&amp;pd_rd_wg=1ppm8&amp;pf_rd_r=6EMSXMXZ4XEZJ0HQF4TP&amp;pd_rd_r=1287d124-fcde-11e8-b73f-81e1611457d6&quot;;&quot;Star Wars&quot;)" office:value-type="string" office:string-value="Star Wars" calcext:value-type="string">
            <text:p>Star War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ar Trek/Corgi/Dinosaur Socks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5" table:formula="of:=HYPERLINK(&quot;https://www.amazon.com/dp/B07BH5JKBN/ref=sspa_dk_detail_3?psc=1&amp;pd_rd_i=B07BH5JKBN&amp;pd_rd_w=I8Xkk&amp;pf_rd_p=f0dedbe2-13c8-4136-a746-4398ed93cf0f&amp;pd_rd_wg=1ppm8&amp;pf_rd_r=6EMSXMXZ4XEZJ0HQF4TP&amp;pd_rd_r=1287d124-fcde-11e8-b73f-81e1611457d6&quot;;&quot;Corgi Pizza&quot;)" office:value-type="string" office:string-value="Corgi Pizza" calcext:value-type="string">
            <text:p>Corgi Pizza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ick &amp; Morty Sock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78XKL3DQ/ref=sspa_dk_detail_12?psc=1&amp;pd_rd_i=B078XKL3DQ&quot;;&quot;Rick &amp; Morty&quot;)" office:value-type="string" office:string-value="Rick &amp; Morty" calcext:value-type="string">
            <text:p>Rick &amp; Morty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eme Socks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Standard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Balanced-Co-Circle-Casual-Cotton/dp/B07CRCR8QF/ref=sr_1_1_sspa?s=apparel&amp;ie=UTF8&amp;qid=1544489426&amp;sr=1-1-spons&amp;nodeID=7141123011&amp;psd=1&amp;keywords=socks&amp;psc=1&quot;;&quot;Meme&quot;)" office:value-type="string" office:string-value="Meme" calcext:value-type="string">
            <text:p>Meme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nimal Socks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Color-City-Stockings-Cartoon-Animal/dp/B01MG7GY1E/ref=sr_1_33?s=apparel&amp;ie=UTF8&amp;qid=1544489436&amp;sr=1-33&amp;nodeID=7141123011&amp;psd=1&amp;keywords=animal+socks&quot;;&quot;Female Animals&quot;)" office:value-type="string" office:string-value="Female Animals" calcext:value-type="string">
            <text:p>Female Animal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elfie Ring Light</text:p>
          </table:table-cell>
          <table:table-cell table:style-name="ce6" office:value-type="float" office:value="8.99" calcext:value-type="float">
            <text:p>8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6GXD2HS/ref=cm_gf_aTNN_i16_d_p0_qd103___________________yKNlDKx6OaUXOO0Xm2AA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UNO DOS Tin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UNO-42003-Card-Game/dp/B07DWNBLTJ/ref=zg_bs_toys-and-games_67?_encoding=UTF8&amp;refRID=M1WA2E19HRXQ5HAKNER2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Terraria - Steam Game</text:p>
          </table:table-cell>
          <table:table-cell table:style-name="ce6" office:value-type="float" office:value="9.99" calcext:value-type="float">
            <text:p>9.99</text:p>
          </table:table-cell>
          <table:table-cell table:style-name="ce7" office:value-type="string" calcext:value-type="string">
            <text:p>Steam Gam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Gam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store.steampowered.com/app/105600/Terraria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ortal 2 - Steam Game</text:p>
          </table:table-cell>
          <table:table-cell table:style-name="ce6" office:value-type="float" office:value="9.99" calcext:value-type="float">
            <text:p>9.99</text:p>
          </table:table-cell>
          <table:table-cell table:style-name="ce10" office:value-type="string" calcext:value-type="string">
            <text:p>Steam Gam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7" office:value-type="string" calcext:value-type="string">
            <text:p>Gam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store.steampowered.com/app/620/Portal_2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uman Fall Flat - Steam Game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7" office:value-type="string" calcext:value-type="string">
            <text:p>Steam Game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Irid+/Rhodium</text:p>
          </table:table-cell>
          <table:table-cell table:style-name="ce17" office:value-type="string" calcext:value-type="string">
            <text:p>Games</text:p>
          </table:table-cell>
          <table:table-cell table:style-name="ce17" office:value-type="string" calcext:value-type="string">
            <text:p>Amazon</text:p>
          </table:table-cell>
          <table:table-cell table:style-name="ce21" table:formula="of:=HYPERLINK(&quot;https://store.steampowered.com/app/477160/Human_Fall_Flat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go Brick Headz Set</text:p>
          </table:table-cell>
          <table:table-cell table:style-name="ce14" office:value-type="float" office:value="19.98" calcext:value-type="float">
            <text:p>19.98</text:p>
          </table:table-cell>
          <table:table-cell table:style-name="ce18" office:value-type="string" calcext:value-type="string">
            <text:p>Prime Shipping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55" calcext:value-type="float">
            <text:p>1.5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.99" calcext:value-type="float">
            <text:p>5.99</text:p>
          </table:table-cell>
          <table:table-cell table:style-name="ce18" office:value-type="float" office:value="2.01" calcext:value-type="float">
            <text:p>2.01</text:p>
          </table:table-cell>
          <table:table-cell table:style-name="ce18" office:value-type="string" calcext:value-type="string">
            <text:p>Rhod+/Diamond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87GT3XQ/ref=sspa_dk_detail_2?psc=1&amp;pd_rd_i=B0787GT3XQ&amp;pf_rd_m=ATVPDKIKX0DER&amp;pf_rd_p=f0dedbe2-13c8-4136-a746-4398ed93cf0f&amp;pd_rd_wg=B7GVJ&amp;pf_rd_r=55G7NVVGNXNPYSVYVMRC&amp;pf_rd_s=desktop-dp-sims&amp;pf_rd_t=40701&amp;pd_rd_w=XUUBy&amp;pf_rd_i=d&quot;&amp;&quot;esktop-dp-sims&amp;pd_rd_r=e27fb59b-ef81-11e8-b8bf-2d5ac68107a8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Joystick Extenders</text:p>
          </table:table-cell>
          <table:table-cell table:style-name="ce6" office:value-type="float" office:value="16.99" calcext:value-type="float">
            <text:p>16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KontrolFreek-Performance-Thumbsticks-PlayStation-Controller-4/dp/B00ISW0TGW?ref_=bl_dp_s_web_354001301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ntroller Skins</text:p>
          </table:table-cell>
          <table:table-cell table:style-name="ce6" office:value-type="float" office:value="10.99" calcext:value-type="float">
            <text:p>10.99</text:p>
          </table:table-cell>
          <table:table-cell table:style-name="ce7" office:value-type="string" calcext:value-type="string">
            <text:p>KontrolFreek Shipping</text:p>
          </table:table-cell>
          <table:table-cell table:style-name="ce7" office:value-type="float" office:value="4.62" calcext:value-type="float">
            <text:p>4.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6.57" calcext:value-type="float">
            <text:p>46.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Konrolfreek</text:p>
          </table:table-cell>
          <table:table-cell table:style-name="ce27" table:formula="of:=HYPERLINK(&quot;https://www.kontrolfreek.com/collections/skin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yperX Keycaps Upgrade Kit</text:p>
          </table:table-cell>
          <table:table-cell table:style-name="ce6" office:value-type="float" office:value="14.99" calcext:value-type="float">
            <text:p>1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62" calcext:value-type="float">
            <text:p>1.62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Digital Good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HyperX-MOBA-Gaming-Keycaps-Upgrade/dp/B0743YSX36/ref=sr_1_2?ie=UTF8&amp;qid=1545080006&amp;sr=8-2&amp;keywords=hyperx+keycap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Zelda Collection Keychain Set</text:p>
          </table:table-cell>
          <table:table-cell table:style-name="ce6" office:value-type="float" office:value="19.99" calcext:value-type="float">
            <text:p>1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Jewlery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Twilight-Princess-collection-keychain-Red-10set/dp/B00YK2Q5HQ/ref=pd_sim_21_2?_encoding=UTF8&amp;pd_rd_i=B00YK2Q5HQ&amp;pd_rd_r=444b8814-f846-11e8-ae10-f53544a794df&amp;pd_rd_w=46CGl&amp;pd_rd_wg=VWqsz&amp;pf_rd_i=desktop-dp-sims&amp;pf_rd_m=ATVPDKIKX0DER&amp;&quot;&amp;&quot;pf_rd_p=18bb0b78-4200-49b9-ac91-f141d61a1780&amp;pf_rd_r=GRXYF2VG9SMHS1811NET&amp;pf_rd_s=desktop-dp-sims&amp;pf_rd_t=40701&amp;refRID=GRXYF2VG9SMHS1811NET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$20 Gift Card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string" calcext:value-type="string">
            <text:p>Digital Item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Digital Goods</text:p>
          </table:table-cell>
          <table:table-cell table:style-name="ce7"/>
          <table: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PS4 Charging Station</text:p>
          </table:table-cell>
          <table:table-cell table:style-name="ce6" office:value-type="float" office:value="14.98" calcext:value-type="float">
            <text:p>14.98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Controller-Playstation-Stand-Dual-Indicator-Controller-Black-4/dp/B01H1GJ7IQ/ref=sr_1_1_sspa?s=toys-and-games&amp;ie=UTF8&amp;qid=1543022221&amp;sr=1-1-spons&amp;keywords=ps4+controller+charger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intendo Switch Charging Station</text:p>
          </table:table-cell>
          <table:table-cell table:style-name="ce6" office:value-type="float" office:value="17.29" calcext:value-type="float">
            <text:p>17.2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1.65" calcext:value-type="float">
            <text:p>1.65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PowerA-Nintendo-Switch-Joy-Charging-Dock/dp/B01MR6JD1M/ref=zg_bs_videogames_34?_encoding=UTF8&amp;psc=1&amp;refRID=BY68NZ5HQRRT1FZTWKK5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Xbox Charging Station</text:p>
          </table:table-cell>
          <table:table-cell table:style-name="ce6" office:value-type="float" office:value="24.99" calcext:value-type="float">
            <text:p>24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Controller-Charger-Charging-Rechargeable-Wireless-Controllers/dp/B07CMY4HKD/ref=sr_1_1_sspa?s=videogames&amp;ie=UTF8&amp;qid=1548480043&amp;sr=1-1-spons&amp;keywords=xbox+charging+station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eavy Duty Mic Stand + Set</text:p>
          </table:table-cell>
          <table:table-cell table:style-name="ce6" office:value-type="float" office:value="18.99" calcext:value-type="float">
            <text:p>18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CN2C93T/ref=sspa_dk_detail_2?psc=1&amp;pd_rd_i=B07CN2C93T&amp;pf_rd_m=ATVPDKIKX0DER&amp;pf_rd_p=f0dedbe2-13c8-4136-a746-4398ed93cf0f&amp;pd_rd_wg=3tCaw&amp;pf_rd_r=TYAWMVQQ0PMZ4CQ2ZEBB&amp;pf_rd_s=desktop-dp-sims&amp;pf_rd_t=40701&amp;pd_rd_w=7ORsl&amp;pf_rd_i=d&quot;&amp;&quot;esktop-dp-sims&amp;pd_rd_r=1918dde2-ef8c-11e8-93f7-555294ed87de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Xbox One Rechargeable Battery Pack</text:p>
          </table:table-cell>
          <table:table-cell table:style-name="ce6" office:value-type="float" office:value="19.99" calcext:value-type="float">
            <text:p>1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Controller-High-Speed-Charging-Technology-Rechargeable/dp/B07DPNYGST/ref=pd_sbs_63_47?_encoding=UTF8&amp;pd_rd_i=B07DPNYGST&amp;pd_rd_r=1086710a-ef92-11e8-bf90-4b2d1b246f8c&amp;pd_rd_w=TDNnx&amp;pd_rd_wg=ofdIt&amp;pf_rd_i=desktop-dp-sims&amp;pf_rd_m=ATVPDK&quot;&amp;&quot;IKX0DER&amp;pf_rd_p=7d5d9c3c-5e01-44ac-97fd-261afd40b865&amp;pf_rd_r=M1WRQ3CMNHBCWYEA1TFP&amp;pf_rd_s=desktop-dp-sims&amp;pf_rd_t=40701&amp;psc=1&amp;refRID=M1WRQ3CMNHBCWYEA1TFP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Girls Watch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YSLON-Childrens-Electronic-Rabbit-Gifts/dp/B07H2ZPQGN/ref=sr_1_34?s=apparel&amp;ie=UTF8&amp;qid=1543359206&amp;sr=1-34&amp;nodeID=7141123011&amp;psd=1&amp;keywords=cartoon+watch&quot;;&quot;Girls&quot;)" office:value-type="string" office:string-value="Girls" calcext:value-type="string">
            <text:p>Girl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unk Watch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/Boys-Wrist-Watches/Function-Waterproof-Stopwatch-Digital-Wristwatch/B014RFN6XG/ref=sr_1_38?s=apparel&amp;ie=UTF8&amp;qid=1543359788&amp;sr=1-38&amp;nodeID=7147443011&amp;psd=1&amp;keywords=boy+watch&quot;;&quot;Punks&quot;)" office:value-type="string" office:string-value="Punks" calcext:value-type="string">
            <text:p>Punk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Womens Watch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igital-Elegant-Waterproof-Stopwatch-Functional/dp/B07HHNCD4S/ref=sr_1_10?s=apparel&amp;ie=UTF8&amp;qid=1543359713&amp;sr=1-10&amp;nodeID=7141123011&amp;psd=1&amp;keywords=girl+watch&quot;;&quot;Womens&quot;)" office:value-type="string" office:string-value="Womens" calcext:value-type="string">
            <text:p>Women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oys Watch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Marvel-Avengers-AVG3508-Watch-Rubber/dp/B00GXXJLOY/ref=sr_1_2?s=apparel&amp;ie=UTF8&amp;qid=1543359588&amp;sr=1-2&amp;nodeID=7141123011&amp;psd=1&amp;keywords=superhero+watch&quot;;&quot;Boys&quot;)" office:value-type="string" office:string-value="Boys" calcext:value-type="string">
            <text:p>Boy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ntellectuals Watch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Watches-stainless-Luxury-Fashion-Waterproof/dp/B06ZZ58MG7/ref=sr_1_1_sspa?s=apparel&amp;ie=UTF8&amp;qid=1544317013&amp;sr=1-1-spons&amp;nodeID=7141123011&amp;psd=1&amp;keywords=watches&amp;refinements=p_36%3A1000-2000&amp;psc=1&quot;;&quot;Intellectuals&quot;)" office:value-type="string" office:string-value="Intellectuals" calcext:value-type="string">
            <text:p>Intellectual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rtist watch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AZLAND-Flashing-Multiple-Wristwatch-Waterproof/dp/B074Z87NYF/ref=sr_1_31_sspa?s=apparel&amp;ie=UTF8&amp;qid=1544317013&amp;sr=1-31-spons&amp;nodeID=7141123011&amp;psd=1&amp;keywords=watches&amp;refinements=p_36%3A1000-2000&amp;psc=1&quot;;&quot;Artists&quot;)" office:value-type="string" office:string-value="Artists" calcext:value-type="string">
            <text:p>Artist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Outdoors Watch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MEGIR-Leather-Waterproof-Calendar-Business/dp/B076CJFYGC/ref=sr_1_17?s=apparel&amp;ie=UTF8&amp;qid=1543359011&amp;sr=1-17&amp;nodeID=7141123011&amp;psd=1&amp;keywords=outdoor+watch&quot;;&quot;Outdoors&quot;)" office:value-type="string" office:string-value="Outdoors" calcext:value-type="string">
            <text:p>Outdoor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uper Meat Boy - Steam Game</text:p>
          </table:table-cell>
          <table:table-cell table:style-name="ce6" office:value-type="float" office:value="14.99" calcext:value-type="float">
            <text:p>14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Digital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store.steampowered.com/app/40800/Super_Meat_Boy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Klutz Nail Art Craft Kit</text:p>
          </table:table-cell>
          <table:table-cell table:style-name="ce6" office:value-type="float" office:value="14.54" calcext:value-type="float">
            <text:p>14.54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13" calcext:value-type="float">
            <text:p>1.1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Jewlery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Klutz-Nail-Art-Craft-Kit/dp/0545802644/ref=sr_1_35?ie=UTF8&amp;qid=1544315391&amp;sr=8-35&amp;keywords=girls+toy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ED Gloves</text:p>
          </table:table-cell>
          <table:table-cell table:style-name="ce6" office:value-type="float" office:value="15.95" calcext:value-type="float">
            <text:p>15.9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Noodley-Flashing-LED-Light-Gloves/dp/B01MTIX0S0/ref=sr_1_46?ie=UTF8&amp;qid=1544315556&amp;sr=8-46&amp;keywords=girls+toy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nker Dual USB Wall Charger</text:p>
          </table:table-cell>
          <table:table-cell table:style-name="ce6" office:value-type="float" office:value="16.99" calcext:value-type="float">
            <text:p>16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1GJ6X7B/ref=gbph_tit_m12_f46b_381d32cd?pf_rd_p=08ff2e7b-d987-49cf-8639-7babf9f3f46b&amp;pf_rd_s=merchandised-search-12&amp;pf_rd_t=101&amp;pf_rd_i=5550343011&amp;pf_rd_m=ATVPDKIKX0DER&amp;pf_rd_r=BYTWSXXS6D19TD0AZT78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emory Foam Lumbar Cushion</text:p>
          </table:table-cell>
          <table:table-cell table:style-name="ce6" office:value-type="float" office:value="15.95" calcext:value-type="float">
            <text:p>15.9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1HXSYG6A?imprToken=SdA1sZ-EVqAJ5UkZzMfpXA&amp;slotNum=1&amp;ie=UTF8&amp;tag=bustle7440-20&amp;camp=1789&amp;linkCode=xm2&amp;creativeASIN=B01HXSYG6A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emington Hair Dryer</text:p>
          </table:table-cell>
          <table:table-cell table:style-name="ce6" office:value-type="float" office:value="19.96" calcext:value-type="float">
            <text:p>19.96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0MMRFUG8?imprToken=NVPHBg4ImTL8jkkJu1NPGQ&amp;slotNum=1&amp;ie=UTF8&amp;tag=bustle6987-20&amp;camp=1789&amp;linkCode=xm2&amp;creativeASIN=B00MMRFUG8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ifeStraw Personal Water Filter</text:p>
          </table:table-cell>
          <table:table-cell table:style-name="ce6" office:value-type="float" office:value="14.96" calcext:value-type="float">
            <text:p>14.96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62" calcext:value-type="float">
            <text:p>1.62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LifeStraw-Personal-Camping-Emergency-Preparedness/dp/B006QF3TW4?ref_=s9_acss_bw_cg_ORHarOut_1a1_w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eague of Legends Collectable Plush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string" calcext:value-type="string">
            <text:p>Riot Games Shipping</text:p>
          </table:table-cell>
          <table:table-cell table:style-name="ce7" office:value-type="float" office:value="7.64" calcext:value-type="float">
            <text:p>7.64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6.64" calcext:value-type="float">
            <text:p>46.64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na.merch.riotgames.com/en/collectibles/plush/alistar-collectible-plush.html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Wine Bottle Opener</text:p>
          </table:table-cell>
          <table:table-cell table:style-name="ce6" office:value-type="float" office:value="16.19" calcext:value-type="float">
            <text:p>16.1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1.79" calcext:value-type="float">
            <text:p>1.79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3YFI0O6?tag=bbl19-2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Tactical Flash Light</text:p>
          </table:table-cell>
          <table:table-cell table:style-name="ce6" office:value-type="float" office:value="14.95" calcext:value-type="float">
            <text:p>14.9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0V7T1YRQ?imprToken=KK5oMX0zSnEqm6M9765BHw&amp;slotNum=1&amp;ie=UTF8&amp;tag=bustle10667-20&amp;camp=1789&amp;linkCode=xm2&amp;creativeASIN=B00V7T1YRQ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ttel Lil' Gleemerz Figure</text:p>
          </table:table-cell>
          <table:table-cell table:style-name="ce6" office:value-type="float" office:value="19.99" calcext:value-type="float">
            <text:p>1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9Z8V2S4/?tag=bp_links-20&amp;ascsubtag=[artid|2089.g.3486[src|[ch|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riendship Bracelet Kit</text:p>
          </table:table-cell>
          <table:table-cell table:style-name="ce6" office:value-type="float" office:value="15.47" calcext:value-type="float">
            <text:p>15.47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66" calcext:value-type="float">
            <text:p>1.66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2Y66FAW/ref=cm_gf_aTNN_i4_d_p0_qd1______________________3i4EPXFVIp71o2X0KKwF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ealing Cat/Panda Piggy Bank</text:p>
          </table:table-cell>
          <table:table-cell table:style-name="ce6" office:value-type="float" office:value="17.99" calcext:value-type="float">
            <text:p>17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39" calcext:value-type="float">
            <text:p>1.3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1184U1EQ/ref=cm_gf_aTNN_i0_i1_d_p0_qd5___________________4b2chzwBIKv8gOKY2GLh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Guitar Pick 12 Pack</text:p>
          </table:table-cell>
          <table:table-cell table:style-name="ce6" office:value-type="float" office:value="13.99" calcext:value-type="float">
            <text:p>13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1ESDV8M8/ref=cm_gf_aTNN_d_p0_qd7_________________________A8bmNBGR4oYzQcK7wiy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ubiks Cube</text:p>
          </table:table-cell>
          <table:table-cell table:style-name="ce6" office:value-type="float" office:value="12.9" calcext:value-type="float">
            <text:p>12.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OKIFV3Y/ref=cm_gf_aTNN_i0_d_p0_qd113____________________DTuNXZnX6tlUaKDJlTkL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lippers</text:p>
          </table:table-cell>
          <table:table-cell table:style-name="ce6" office:value-type="float" office:value="11.8" calcext:value-type="float">
            <text:p>11.8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ESNC02-Indoor-Slippers-Washable-Unisex/dp/B07GZ5GBD3/ref=sr_1_1_sspa?s=apparel&amp;ie=UTF8&amp;qid=1544491058&amp;sr=1-1-spons&amp;nodeID=7141123011&amp;psd=1&amp;keywords=men+indoor+slippers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emale Indoor Slippers</text:p>
          </table:table-cell>
          <table:table-cell table:style-name="ce6" office:value-type="float" office:value="13.99" calcext:value-type="float">
            <text:p>13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76VC7CZ1/ref=cm_gf_aTNN_i0_d_p0_qd116____________________gpzmx1Qbjz6Htc8YcEXn?th=1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ndoor Slippers</text:p>
          </table:table-cell>
          <table:table-cell table:style-name="ce6" office:value-type="float" office:value="15.99" calcext:value-type="float">
            <text:p>15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ESNC02-Indoor-Slippers-Washable-Unisex/dp/B07GZ1KN2P/ref=sr_1_1_sspa?s=apparel&amp;ie=UTF8&amp;qid=1544491058&amp;sr=1-1-spons&amp;nodeID=7141123011&amp;psd=1&amp;keywords=men%2Bindoor%2Bslippers&amp;th=1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erf N-Strike Elite Strongarm Blaster</text:p>
          </table:table-cell>
          <table:table-cell table:style-name="ce6" office:value-type="float" office:value="12.99" calcext:value-type="float">
            <text:p>12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Nerf-N-Strike-Elite-Strongarm-Blaster/dp/B00DW1JT5G/ref=zg_mg_toys-and-games_3?_encoding=UTF8&amp;refRID=W76NQT65CSG3MXWFXD4M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ot Wheels 20 Car Gift Pack</text:p>
          </table:table-cell>
          <table:table-cell table:style-name="ce6" office:value-type="float" office:value="18.9" calcext:value-type="float">
            <text:p>18.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Hot-Wheels-Cars-Gift-Styles/dp/B01BMW645O/ref=zg_mg_toys-and-games_29?_encoding=UTF8&amp;psc=1&amp;refRID=W76NQT65CSG3MXWFXD4M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arhartt Insulated Lunch Cooler</text:p>
          </table:table-cell>
          <table:table-cell table:style-name="ce6" office:value-type="float" office:value="24.99" calcext:value-type="float">
            <text:p>2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Carhartt-Deluxe-Compartment-Insulated-Cooler/dp/B06XFY5NZW/ref=sr_1_7?s=home-garden&amp;ie=UTF8&amp;qid=1544545682&amp;sr=1-7&amp;keywords=lunch+box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ier Lunch Box</text:p>
          </table:table-cell>
          <table:table-cell table:style-name="ce6" office:value-type="float" office:value="17.55" calcext:value-type="float">
            <text:p>17.5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MIER-Adult-Insulated-Cooler-Double/dp/B01FQA0YDQ/ref=sr_1_3?ie=UTF8&amp;qid=1544512725&amp;sr=8-3&amp;keywords=lunchbox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emale Lunch Box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string" calcext:value-type="string">
            <text:p>Rhod+/Diamond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Bixbee-Sparkalicious-Glitter-Insulated-Lunchbox/dp/B00DOSUE7E/ref=sr_1_3_sspa?s=home-garden&amp;ie=UTF8&amp;qid=1544545757&amp;sr=1-3-spons&amp;keywords=girls+lunch+box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unch Box</text:p>
          </table:table-cell>
          <table:table-cell table:style-name="ce15" office:value-type="float" office:value="18" calcext:value-type="float">
            <text:p>18</text:p>
          </table:table-cell>
          <table:table-cell table:style-name="ce17" office:value-type="string" calcext:value-type="string">
            <text:p>Prime Shipping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.39" calcext:value-type="float">
            <text:p>1.3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.99" calcext:value-type="float">
            <text:p>5.99</text:p>
          </table:table-cell>
          <table:table-cell table:style-name="ce17" office:value-type="float" office:value="1.85" calcext:value-type="float">
            <text:p>1.85</text:p>
          </table:table-cell>
          <table:table-cell table:style-name="ce17" office:value-type="string" calcext:value-type="string">
            <text:p>Rhod+/Diamond</text:p>
          </table:table-cell>
          <table:table-cell table:style-name="ce17" office:value-type="string" calcext:value-type="string">
            <text:p>Other</text:p>
          </table:table-cell>
          <table:table-cell table:style-name="ce17" office:value-type="string" calcext:value-type="string">
            <text:p>Amazon</text:p>
          </table:table-cell>
          <table:table-cell table:style-name="ce28" table:formula="of:=HYPERLINK(&quot;https://www.amazon.com/Wildkin-Insulated-Moisture-Resistant-Organization/dp/B0067QYHZU/ref=sr_1_20?s=home-garden&amp;ie=UTF8&amp;qid=1544545682&amp;sr=1-20&amp;keywords=lunch+box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VIVO Dual Monitor Mount</text:p>
          </table:table-cell>
          <table:table-cell table:style-name="ce6" office:value-type="float" office:value="30" calcext:value-type="float">
            <text:p>30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4.03" calcext:value-type="float">
            <text:p>4.03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VIVO-Monitor-Adjustable-Screens-STAND-V002/dp/B074GBSXTM/ref=pd_bxgy_147_img_3?_encoding=UTF8&amp;pd_rd_i=B009S750LA&amp;pd_rd_r=21266a35-efa8-11e8-bed5-7dcfcd74da26&amp;pd_rd_w=pFBHP&amp;pd_rd_wg=5RZuH&amp;pf_rd_i=desktop-dp-sims&amp;pf_rd_m=ATVPDKIKX0DER&quot;&amp;&quot;&amp;pf_rd_p=6725dbd6-9917-451d-beba-16af7874e407&amp;pf_rd_r=D6Y7B1P9YPH1HH7CKRBZ&amp;pf_rd_s=desktop-dp-sims&amp;pf_rd_t=40701&amp;refRID=D6Y7B1P9YPH1HH7CKRBZ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onopoly Rick &amp; Morty Board Game</text:p>
          </table:table-cell>
          <table:table-cell table:style-name="ce6" office:value-type="float" office:value="24.05" calcext:value-type="float">
            <text:p>24.0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86" calcext:value-type="float">
            <text:p>1.8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Board Gam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Monopoly-Offically-Licensed-Merchandise-Classic/dp/B01JCKGCW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asbro Monopoly Classic Game</text:p>
          </table:table-cell>
          <table:table-cell table:style-name="ce6" office:value-type="float" office:value="16.99" calcext:value-type="float">
            <text:p>16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Board Gam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Hasbro-C1009-Monopoly-Classic-Game/dp/B01MU9K3XU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asbro Monopoly: Cheaters Edition</text:p>
          </table:table-cell>
          <table:table-cell table:style-name="ce6" office:value-type="float" office:value="15.88" calcext:value-type="float">
            <text:p>15.88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Board Gam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771YL7DZ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onopoly Stranger Things Edition</text:p>
          </table:table-cell>
          <table:table-cell table:style-name="ce6" office:value-type="float" office:value="22.13" calcext:value-type="float">
            <text:p>22.13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Board Gam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76LZZBSR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University of Alabama Bamaopoly</text:p>
          </table:table-cell>
          <table:table-cell table:style-name="ce6" office:value-type="float" office:value="24.99" calcext:value-type="float">
            <text:p>2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Board Gam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006HCVQ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onopoly: The Legend of Zelda Collector's Edition</text:p>
          </table:table-cell>
          <table:table-cell table:style-name="ce6" office:value-type="float" office:value="30.37" calcext:value-type="float">
            <text:p>30.37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.81" calcext:value-type="float">
            <text:p>2.81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Board Game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0K3EYT5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Zingyou Microphone Bundle</text:p>
          </table:table-cell>
          <table:table-cell table:style-name="ce6" office:value-type="float" office:value="34.98" calcext:value-type="float">
            <text:p>34.98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echnology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56V2B6R/ref=sspa_dk_detail_5?psc=1&amp;pd_rd_i=B0756V2B6R&amp;pf_rd_m=ATVPDKIKX0DER&amp;pf_rd_p=f0dedbe2-13c8-4136-a746-4398ed93cf0f&amp;pd_rd_wg=vqyP3&amp;pf_rd_r=43K2FFFQGEWS26APY08Y&amp;pf_rd_s=desktop-dp-sims&amp;pf_rd_t=40701&amp;pd_rd_w=Vu63o&amp;pf_rd_i=d&quot;&amp;&quot;esktop-dp-sims&amp;pd_rd_r=a8d56da1-f8a2-11e8-8cd5-474558e042bf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4M Crystal Growing Experiment</text:p>
          </table:table-cell>
          <table:table-cell table:style-name="ce6" office:value-type="float" office:value="16.12" calcext:value-type="float">
            <text:p>16.12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71" calcext:value-type="float">
            <text:p>1.71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4M-5557-Crystal-Growing-Experiment/dp/B00ITX1K4K/ref=sr_1_16?s=toys-and-games&amp;ie=UTF8&amp;qid=1544483540&amp;sr=1-16&amp;refinements=p_n_age_range%3A544238801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36 x 24 inch Magnetic Dry Erase Board</text:p>
          </table:table-cell>
          <table:table-cell table:style-name="ce6" office:value-type="float" office:value="32.9" calcext:value-type="float">
            <text:p>32.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Lockways-Magnetic-Dry-Erase-Board/dp/B06X6MJQMG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GB Soft Gaming Mouse Pad</text:p>
          </table:table-cell>
          <table:table-cell table:style-name="ce6" office:value-type="float" office:value="31.99" calcext:value-type="float">
            <text:p>31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Oversized-Extended-Mousepad-%EF%BC%8CNon-Slip-Mat%EF%BC%8C31-5X/dp/B07GSXJZSV/ref=sr_1_14?s=office-products&amp;ie=UTF8&amp;qid=1543021259&amp;sr=1-14&amp;keywords=gaming+mouse+pad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ew Era College Pom Beanie</text:p>
          </table:table-cell>
          <table:table-cell table:style-name="ce6" office:value-type="float" office:value="22.95" calcext:value-type="float">
            <text:p>22.9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6X5WYKF/ref=cm_gf_aTNN_i18_d_p0_qd31____________________7ZX8sZHlzRESrqqjCIlG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ormtrooper Figure</text:p>
          </table:table-cell>
          <table:table-cell table:style-name="ce6" office:value-type="float" office:value="34.9" calcext:value-type="float">
            <text:p>34.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3.16" calcext:value-type="float">
            <text:p>3.16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tar-Wars-Stormtrooper-Amazon-Exclusive/dp/B06XWFJQ24/ref=zg_bs_165994011_10?_encoding=UTF8&amp;psc=1&amp;refRID=34Q05JZHMP3HFCAW9BDD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ightweight Gaming Glasses</text:p>
          </table:table-cell>
          <table:table-cell table:style-name="ce6" office:value-type="float" office:value="39.99" calcext:value-type="float">
            <text:p>3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AMEKING-8001-Blocking-Computer-Lightweight/dp/B0741D6XH1/ref=sr_1_8?s=electronics&amp;ie=UTF8&amp;qid=1543031370&amp;sr=1-8&amp;keywords=computer+gaming+glasse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ogitch Multimedia Speakers Z200</text:p>
          </table:table-cell>
          <table:table-cell table:style-name="ce6" office:value-type="float" office:value="22.99" calcext:value-type="float">
            <text:p>22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.24" calcext:value-type="float">
            <text:p>2.24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Speaker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Logitech-Multimedia-Speakers-Multiple-Devices/dp/B00EZ9XKCM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ed/Black/White/Blue DOSS Wireless Bluetooth Portable Speaker</text:p>
          </table:table-cell>
          <table:table-cell table:style-name="ce6" office:value-type="float" office:value="30.99" calcext:value-type="float">
            <text:p>30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Speaker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OSS-Wireless-Bluetooth-Portable-Speaker/dp/B01CQOV3YO/ref=sr_1_8?s=electronics&amp;ie=UTF8&amp;qid=1544317303&amp;sr=1-8&amp;keywords=bluetooth+speaker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ink DOSS Wireless Bluetooth Portable Speaker</text:p>
          </table:table-cell>
          <table:table-cell table:style-name="ce6" office:value-type="float" office:value="32.99" calcext:value-type="float">
            <text:p>32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Speaker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OSS-Wireless-Bluetooth-Portable-Speaker/dp/B01CQOV3YO/ref=sr_1_8?s=electronics&amp;ie=UTF8&amp;qid=1544317303&amp;sr=1-8&amp;keywords=bluetooth+speaker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unny with Squishy Ears Bluetooth Speaker</text:p>
          </table:table-cell>
          <table:table-cell table:style-name="ce6" office:value-type="float" office:value="24.99" calcext:value-type="float">
            <text:p>2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Speaker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Bluetooth-Speaker-Wireless-Portable-Squishy/dp/B077XXHTD7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luetooth Beanie Hat Headphones</text:p>
          </table:table-cell>
          <table:table-cell table:style-name="ce6" office:value-type="float" office:value="29.99" calcext:value-type="float">
            <text:p>2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Speaker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855GL8X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nker Soundcore Bluetooth Speaker</text:p>
          </table:table-cell>
          <table:table-cell table:style-name="ce6" office:value-type="float" office:value="22.94" calcext:value-type="float">
            <text:p>22.94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Speaker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Anker-SoundCore-Playtime-Bluetooth-Portable/dp/B016XTADG2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ivoom Aurabox Bluetooth LED Speaker</text:p>
          </table:table-cell>
          <table:table-cell table:style-name="ce6" office:value-type="float" office:value="38.9" calcext:value-type="float">
            <text:p>38.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Speaker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ivoom-Aurabox-Bluetooth-Speaker-Creation/dp/B011R7ALW6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MISO Waterproof Bluetooth Speaker</text:p>
          </table:table-cell>
          <table:table-cell table:style-name="ce6" office:value-type="float" office:value="29.99" calcext:value-type="float">
            <text:p>2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Speaker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COMISO-Waterproof-Bluetooth-Speakers-Wireless/dp/B0744JGZ1T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ED Bluetooth Speaker</text:p>
          </table:table-cell>
          <table:table-cell table:style-name="ce6" office:value-type="float" office:value="27.99" calcext:value-type="float">
            <text:p>27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Speaker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9GR96PB/ref=sspa_dk_detail_9?psc=1&amp;pd_rd_i=B079GR96PB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illow Pet</text:p>
          </table:table-cell>
          <table:table-cell table:style-name="ce6" office:value-type="float" office:value="24.99" calcext:value-type="float">
            <text:p>2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9" table:formula="of:=HYPERLINK(&quot;https://www.amazon.com/Pillow-Pets-Signature-Stuffed-Snuggly/dp/B002XB04XW&quot;;&quot;Snuggly Puppy&quot;)" office:value-type="string" office:string-value="Snuggly Puppy" calcext:value-type="string">
            <text:p>Snuggly Puppy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illow Pet 2</text:p>
          </table:table-cell>
          <table:table-cell table:style-name="ce6" office:value-type="float" office:value="29.99" calcext:value-type="float">
            <text:p>2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9" table:formula="of:=HYPERLINK(&quot;https://www.amazon.com/dp/B078S9G99T/ref=sspa_dk_detail_3?psc=1&amp;pd_rd_i=B078S9G99T&amp;pd_rd_w=T57nL&amp;pf_rd_p=f0dedbe2-13c8-4136-a746-4398ed93cf0f&amp;pd_rd_wg=pMFeI&amp;pf_rd_r=W540VMN4S1H1XNNBEA8V&amp;pd_rd_r=914574f9-fcd2-11e8-ae45-dfe31428ce6d&quot;;&quot;Unicorn&quot;)" office:value-type="string" office:string-value="Unicorn" calcext:value-type="string">
            <text:p>Unicorn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arice 80 Piece Art Set</text:p>
          </table:table-cell>
          <table:table-cell table:style-name="ce6" office:value-type="float" office:value="22.99" calcext:value-type="float">
            <text:p>22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2NZJ4L6/ref=gbps_img_m15_3411_4b7191e9?smid=ATVPDKIKX0DER&amp;pf_rd_p=8e6f8955-4088-43bc-b451-f0e499203411&amp;pf_rd_s=merchandised-search-15&amp;pf_rd_t=101&amp;pf_rd_i=17911186011&amp;pf_rd_m=ATVPDKIKX0DER&amp;pf_rd_r=3YSMMTCRFDBRB79HWCPT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arry Potter's Light Painting Wand</text:p>
          </table:table-cell>
          <table:table-cell table:style-name="ce6" office:value-type="float" office:value="19.14" calcext:value-type="float">
            <text:p>19.14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C5RYDJ6/ref=gbps_tit_m15_5213_5a3d4f62?smid=ATVPDKIKX0DER&amp;pf_rd_p=121796c2-50b8-4766-be4e-942d22515213&amp;pf_rd_s=merchandised-search-15&amp;pf_rd_t=101&amp;pf_rd_i=17911195011&amp;pf_rd_m=ATVPDKIKX0DER&amp;pf_rd_r=R6F0ZRMW04AZ9BS2832N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arione's Light Painting Wand</text:p>
          </table:table-cell>
          <table:table-cell table:style-name="ce6" office:value-type="float" office:value="22.94" calcext:value-type="float">
            <text:p>22.94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.24" calcext:value-type="float">
            <text:p>2.24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C5RYDJ6/ref=gbps_tit_m15_5213_5a3d4f62?smid=ATVPDKIKX0DER&amp;pf_rd_p=121796c2-50b8-4766-be4e-942d22515213&amp;pf_rd_s=merchandised-search-15&amp;pf_rd_t=101&amp;pf_rd_i=17911195011&amp;pf_rd_m=ATVPDKIKX0DER&amp;pf_rd_r=R6F0ZRMW04AZ9BS2832N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gic: The Gathering Core Set 2019 Bundle</text:p>
          </table:table-cell>
          <table:table-cell table:style-name="ce6" office:value-type="float" office:value="30.46" calcext:value-type="float">
            <text:p>30.46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Magic-Gathering-Bundle-Booster-Accessories/dp/B07D3RZRXH/ref=sr_1_6?s=toys-and-games&amp;ie=UTF8&amp;qid=1544332161&amp;sr=1-6&amp;keywords=trading+card+box+set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gic: The Gathering MTG-XLN-BU-EN Ixalan Bundle</text:p>
          </table:table-cell>
          <table:table-cell table:style-name="ce6" office:value-type="float" office:value="34.77" calcext:value-type="float">
            <text:p>34.77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Magic-Gathering-MTG-XLN-BU-EN-Ixalan-Bundle/dp/B073RZG1XZ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okemon Charizard GX Box Premium Collection</text:p>
          </table:table-cell>
          <table:table-cell table:style-name="ce6" office:value-type="float" office:value="28.98" calcext:value-type="float">
            <text:p>28.98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Charizard-GX-Box-Premium-Collection/dp/B07349NM1N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Yugioh TCG Legendary Collection Set #5 LC5 5D's Box Set</text:p>
          </table:table-cell>
          <table:table-cell table:style-name="ce6" office:value-type="float" office:value="44.99" calcext:value-type="float">
            <text:p>44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Yugioh-Card-Game-Legendary-Collection/dp/B00O3B1E4I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okemon Shining Legends Elite Trainer Box</text:p>
          </table:table-cell>
          <table:table-cell table:style-name="ce6" office:value-type="float" office:value="40.6" calcext:value-type="float">
            <text:p>40.6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8.47" calcext:value-type="float">
            <text:p>78.4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Pokemon-Shining-Legends-Trainer-Collectible/dp/B074H18DMF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inecraft</text:p>
          </table:table-cell>
          <table:table-cell table:style-name="ce6" office:value-type="float" office:value="26.95" calcext:value-type="float">
            <text:p>26.9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Video Gam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www.minecraft.net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VAHDAM Chai Tea Set</text:p>
          </table:table-cell>
          <table:table-cell table:style-name="ce6" office:value-type="float" office:value="29.99" calcext:value-type="float">
            <text:p>2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1LZZZVKD?ref=oft18_d_B01LZZZVKD_AL_16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indle Bottle 24oz Water Bottle W/ Storage Area</text:p>
          </table:table-cell>
          <table:table-cell table:style-name="ce6" office:value-type="float" office:value="36.99" calcext:value-type="float">
            <text:p>36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6.09" calcext:value-type="float">
            <text:p>56.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Accessori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7D72PM5H?ref=oft18_d_B07D72PM5H_AL_76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ocket League Steam Game</text:p>
          </table:table-cell>
          <table:table-cell table:style-name="ce6" office:value-type="float" office:value="19.99" calcext:value-type="float">
            <text:p>1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Video Gam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store.steampowered.com/app/252950/Rocket_League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ath Bombs 12 Set</text:p>
          </table:table-cell>
          <table:table-cell table:style-name="ce6" office:value-type="float" office:value="26.8" calcext:value-type="float">
            <text:p>26.8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1MFGN8S5/ref=gbph_tit_m12_f46b_7a1e16cb?pf_rd_p=08ff2e7b-d987-49cf-8639-7babf9f3f46b&amp;pf_rd_s=merchandised-search-12&amp;pf_rd_t=101&amp;pf_rd_i=5550343011&amp;pf_rd_m=ATVPDKIKX0DER&amp;pf_rd_r=Y8Y5SSXTN76DBAXH3THV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3D Laser Etched Crystal Ball</text:p>
          </table:table-cell>
          <table:table-cell table:style-name="ce6" office:value-type="float" office:value="22.99" calcext:value-type="float">
            <text:p>22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43HZQTC/ref=gbps_tit_s-3_d337_de1267a6?pf_rd_p=378ac6ee-552b-4f4f-943a-e84d8730d337&amp;pf_rd_s=slot-3&amp;pf_rd_t=701&amp;pf_rd_i=gb_all&amp;pf_rd_m=ATVPDKIKX0DER&amp;pf_rd_r=3ABRJNFAESY2Q91YB8XT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nker PowerCore 10000 Portable Charger</text:p>
          </table:table-cell>
          <table:table-cell table:style-name="ce6" office:value-type="float" office:value="31.99" calcext:value-type="float">
            <text:p>31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gp/product/B0194WDVHI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6-Port USB Charger</text:p>
          </table:table-cell>
          <table:table-cell table:style-name="ce6" office:value-type="float" office:value="24.99" calcext:value-type="float">
            <text:p>2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gp/product/B00OQ19QYA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andheld Massager</text:p>
          </table:table-cell>
          <table:table-cell table:style-name="ce6" office:value-type="float" office:value="40" calcext:value-type="float">
            <text:p>40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6ZZXJQHR/ref=as_li_tl?imprToken=uViCTn6GLldPyJhbDkE9-Q&amp;slotNum=1&amp;ie=UTF8&amp;tag=bustle6987-20&amp;camp=1789&amp;creative=9325&amp;linkCode=w61&amp;creativeASIN=B06ZZXJQHR&amp;linkId=f06016e38b4bc669da33f007d5e5751a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Epica Personal Blender + Bottle</text:p>
          </table:table-cell>
          <table:table-cell table:style-name="ce6" office:value-type="float" office:value="24.95" calcext:value-type="float">
            <text:p>24.9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1FG0874O?imprToken=91v7BDg-TvCsa5pk3qMGBA&amp;slotNum=1&amp;ie=UTF8&amp;tag=bustle6987-20&amp;camp=1789&amp;linkCode=xm2&amp;creativeASIN=B01FG0874O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leman Sleeping Bag</text:p>
          </table:table-cell>
          <table:table-cell table:style-name="ce6" office:value-type="float" office:value="24.12" calcext:value-type="float">
            <text:p>24.12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Coleman-Sunridge-40-60-Degree-Sleeping/dp/B00363X1DQ/ref=pd_rhf_se_s_cp_1_28?_encoding=UTF8&amp;pd_rd_i=B00363X1DQ&amp;pd_rd_r=525f2bc6-9c73-4770-ace8-de0c39b609f9&amp;pd_rd_w=HIOKJ&amp;pd_rd_wg=ekBaJ&amp;psc=1&amp;refRID=C66VPS7S9EYC14H41JFX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rock Pot 6-Quart Portable Slow Cooked, Stainless Steel</text:p>
          </table:table-cell>
          <table:table-cell table:style-name="ce6" office:value-type="float" office:value="30.93" calcext:value-type="float">
            <text:p>30.93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4" calcext:value-type="float">
            <text:p>2.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gp/product/B003HF6PUO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3-Speed Bluetooth Suitcase Turntable</text:p>
          </table:table-cell>
          <table:table-cell table:style-name="ce6" office:value-type="float" office:value="44.99" calcext:value-type="float">
            <text:p>4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49" calcext:value-type="float">
            <text:p>3.4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4.42" calcext:value-type="float">
            <text:p>4.42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Victrola-Bluetooth-Suitcase-Turntable-Turquoise/dp/B00UMVVUOC/ref=zg_mg_boost_47?_encoding=UTF8&amp;psc=1&amp;refRID=Y9BNVWZ7JWQ0BYQ8NT3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Overwatch 16 oz Pint Glass Set</text:p>
          </table:table-cell>
          <table:table-cell table:style-name="ce6" office:value-type="float" office:value="22.4" calcext:value-type="float">
            <text:p>22.4</text:p>
          </table:table-cell>
          <table:table-cell table:style-name="ce7" office:value-type="string" calcext:value-type="string">
            <text:p>Overwatch Shipping</text:p>
          </table:table-cell>
          <table:table-cell table:style-name="ce7" office:value-type="float" office:value="6.33" calcext:value-type="float">
            <text:p>6.33</text:p>
          </table:table-cell>
          <table:table-cell table:style-name="ce7" office:value-type="float" office:value="1.73" calcext:value-type="float">
            <text:p>1.7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.47" calcext:value-type="float">
            <text:p>10.47</text:p>
          </table:table-cell>
          <table:table-cell table:style-name="ce7" office:value-type="float" office:value="1.73" calcext:value-type="float">
            <text:p>1.73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gear.blizzard.com/us/game/overwatch/overwatch-pint-glasses-set-of-4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ammock</text:p>
          </table:table-cell>
          <table:table-cell table:style-name="ce6" office:value-type="float" office:value="25.97" calcext:value-type="float">
            <text:p>25.97</text:p>
          </table:table-cell>
          <table:table-cell table:style-name="ce17" office:value-type="string" calcext:value-type="string">
            <text:p>Prime Shipping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.99" calcext:value-type="float">
            <text:p>5.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iamond+</text:p>
          </table:table-cell>
          <table:table-cell table:style-name="ce17" office:value-type="string" calcext:value-type="string">
            <text:p>Other</text:p>
          </table:table-cell>
          <table:table-cell table:style-name="ce17" office:value-type="string" calcext:value-type="string">
            <text:p>Amazon</text:p>
          </table:table-cell>
          <table:table-cell table:style-name="ce21" table:formula="of:=HYPERLINK(&quot;https://www.amazon.com/dp/B06ZXXZWLH/ref=cm_gf_aTNN_d_p0_qd7_________________________szl7MaSqJCZg8gUB1OeF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Xbox One Wireless Controller</text:p>
          </table:table-cell>
          <table:table-cell table:style-name="ce14" office:value-type="float" office:value="46.88" calcext:value-type="float">
            <text:p>46.88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3" calcext:value-type="float">
            <text:p>3.6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3" calcext:value-type="float">
            <text:p>3.63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Xbox-Wireless-Controller-White-one/dp/B01GW3H3U8/ref=sr_1_3?s=videogames&amp;ie=UTF8&amp;qid=1548485579&amp;sr=1-3&amp;keywords=xbox%2Bwireless%2Bcontroller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S4 Wireless Controller</text:p>
          </table:table-cell>
          <table:table-cell table:style-name="ce6" office:value-type="float" office:value="46.96" calcext:value-type="float">
            <text:p>46.96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3.94" calcext:value-type="float">
            <text:p>3.94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ualShock-Wireless-Controller-PlayStation-Black-4/dp/B01LWVX2RG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ot Wheels Corkscrew Track</text:p>
          </table:table-cell>
          <table:table-cell table:style-name="ce6" office:value-type="float" office:value="47.49" calcext:value-type="float">
            <text:p>47.4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79" calcext:value-type="float">
            <text:p>3.7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.99" calcext:value-type="float">
            <text:p>9.99</text:p>
          </table:table-cell>
          <table:table-cell table:style-name="ce7" office:value-type="float" office:value="4.56" calcext:value-type="float">
            <text:p>4.56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Hot-Wheels-Corkscrew-Crash-Track/dp/B079KHS5S9/ref=zg_mw_toys-and-games_44?_encoding=UTF8&amp;psc=1&amp;refRID=N20R759NS1FVZ2GDX6HW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6ft x 9ft Green Screen + Stand</text:p>
          </table:table-cell>
          <table:table-cell table:style-name="ce6" office:value-type="float" office:value="47.99" calcext:value-type="float">
            <text:p>47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48" calcext:value-type="float">
            <text:p>3.4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48" calcext:value-type="float">
            <text:p>3.48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Background-Chromakey-Fancierstudio-9115-6x9G/dp/B004K4YSXC/ref=sr_1_2_sspa?ie=UTF8&amp;qid=1544110917&amp;sr=8-2-spons&amp;keywords=green+screen+setup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3 Piece Canvas Wall Art</text:p>
          </table:table-cell>
          <table:table-cell table:style-name="ce6" office:value-type="float" office:value="49.99" calcext:value-type="float">
            <text:p>4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75" calcext:value-type="float">
            <text:p>4.7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wall26-Canvas-Nebula-Modern-Stretched/dp/B074MTLXSM/ref=sr_1_25_sspa?s=home-garden&amp;ie=UTF8&amp;qid=1544035691&amp;sr=1-25-spons&amp;keywords=3%2Bpiece%2Bcanvas%2Bwall%2Bart&amp;refinements=p_36%3A4000-5000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$50 Gift Card</text:p>
          </table:table-cell>
          <table:table-cell table:style-name="ce6" office:value-type="float" office:value="50" calcext:value-type="float">
            <text:p>50</text:p>
          </table:table-cell>
          <table:table-cell table:style-name="ce7" office:value-type="string" calcext:value-type="string">
            <text:p>Digital Item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Digital</text:p>
          </table:table-cell>
          <table:table-cell table:style-name="ce10" office:value-type="string" calcext:value-type="string">
            <text:p>Digital Item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Corsair Keyboard + Wrist Rest</text:p>
          </table:table-cell>
          <table:table-cell table:style-name="ce6" office:value-type="float" office:value="46.99" calcext:value-type="float">
            <text:p>46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4.26" calcext:value-type="float">
            <text:p>4.26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CORSAIR-K55-RGB-Gaming-Keyboard/dp/B01M4LIKLI/ref=sr_1_6?s=videogames&amp;ie=UTF8&amp;qid=1544033964&amp;sr=1-6&amp;keywords=gaming&amp;refinements=p_36%3A4000-500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TB External Hard Drive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12" calcext:value-type="float">
            <text:p>4.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4.12" calcext:value-type="float">
            <text:p>4.12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9HF8BKY/ref=sr_1_11_twi_col_3?s=pc&amp;ie=UTF8&amp;qid=1544084947&amp;sr=1-11&amp;keywords=external%2Bhard%2Bdrive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lue Snowball Microphone</text:p>
          </table:table-cell>
          <table:table-cell table:style-name="ce6" office:value-type="float" office:value="49" calcext:value-type="float">
            <text:p>4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4.34" calcext:value-type="float">
            <text:p>4.34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6DIA77E/ref=sxbs_sxwds-stppvp_1?pf_rd_m=ATVPDKIKX0DER&amp;pf_rd_p=d45777d6-4c64-4117-8332-1659db52e64f&amp;pd_rd_wg=ABjzW&amp;pf_rd_r=H9VMEWP72YCZHW9G7648&amp;pf_rd_s=desktop-sx-bottom-slot&amp;pf_rd_t=301&amp;pd_rd_i=B014PYGTUQ&amp;pd_rd_w=3ZnZH&amp;pf_rd_i&quot;&amp;&quot;=streaming&amp;pd_rd_r=9d9e4ce6-54a6-44fe-966a-a7c30d740337&amp;ie=UTF8&amp;qid=1543060188&amp;sr=1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Vintage Backpack 15.6 Slim School Laptop Backpack</text:p>
          </table:table-cell>
          <table:table-cell table:style-name="ce6" office:value-type="float" office:value="25.99" calcext:value-type="float">
            <text:p>25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Kemladio-Vintage-Backpack-College-Daypack/dp/B074TDRD5V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uresion USB Charging Laptop Backpack</text:p>
          </table:table-cell>
          <table:table-cell table:style-name="ce6" office:value-type="float" office:value="50.86" calcext:value-type="float">
            <text:p>50.86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Backpack-Waterproof-Business-Anti-Theft-Capacity/dp/B07FQGZPLQ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Travel Laptop Backpack</text:p>
          </table:table-cell>
          <table:table-cell table:style-name="ce6" office:value-type="float" office:value="36.99" calcext:value-type="float">
            <text:p>36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Backpack%EF%BC%8C17-Inch-Computer-Waterproof-Anti-Theft-Backpack/dp/B01BXZUYSI/ref=sr_1_16_sspa?s=electronics&amp;ie=UTF8&amp;qid=1544333666&amp;sr=1-16-spons&amp;keywords=outdoors+backpacks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evenka Women Bags Backpack Purse</text:p>
          </table:table-cell>
          <table:table-cell table:style-name="ce6" office:value-type="float" office:value="20.99" calcext:value-type="float">
            <text:p>20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Nevenka-Backpack-Leather-Backpacks-Shoulder/dp/B07DRHL3B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wissGear Travel Gear Backpack 1</text:p>
          </table:table-cell>
          <table:table-cell table:style-name="ce6" office:value-type="float" office:value="59.99" calcext:value-type="float">
            <text:p>5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65" calcext:value-type="float">
            <text:p>4.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4.65" calcext:value-type="float">
            <text:p>4.65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SwissGear-1900-Scansmart-Laptop-Backpack/dp/B00ESKY9FU/ref=sr_1_1_sspa?s=sporting-goods&amp;ie=UTF8&amp;qid=1544333236&amp;sr=1-1-spons&amp;keywords=backpacks&amp;refinements=p_36%3A1253556011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wissGear Travel Gear Backpack 2</text:p>
          </table:table-cell>
          <table:table-cell table:style-name="ce6" office:value-type="float" office:value="69.99" calcext:value-type="float">
            <text:p>6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42" calcext:value-type="float">
            <text:p>5.4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5.42" calcext:value-type="float">
            <text:p>5.42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SwissGear-1900-Scansmart-Laptop-Backpack/dp/B007R6JPC4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ackpacks</text:p>
          </table:table-cell>
          <table:table-cell table:style-name="ce6" office:value-type="float" office:value="29.99" calcext:value-type="float">
            <text:p>2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hotstyle-TRENDYMAX-Backpack-Bundles-Matching/dp/B07336GGXC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yperX Gaming Headset</text:p>
          </table:table-cell>
          <table:table-cell table:style-name="ce6" office:value-type="float" office:value="39.99" calcext:value-type="float">
            <text:p>3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HyperX-Cloud-Stinger-Gaming-Headset/dp/B01L2ZRYVE/ref=sr_1_5?s=videogames&amp;ie=UTF8&amp;qid=1544033964&amp;sr=1-5&amp;keywords=gaming&amp;refinements=p_36%3A4000-500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BA Game On Hoop Set</text:p>
          </table:table-cell>
          <table:table-cell table:style-name="ce6" office:value-type="float" office:value="38.9" calcext:value-type="float">
            <text:p>38.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3" calcext:value-type="float">
            <text:p>2.7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DKQZZ2S/ref=gbps_img_m15_3411_7a5ad126?smid=A1A5NX4ACCQDY4&amp;pf_rd_p=8e6f8955-4088-43bc-b451-f0e499203411&amp;pf_rd_s=merchandised-search-15&amp;pf_rd_t=101&amp;pf_rd_i=17911186011&amp;pf_rd_m=ATVPDKIKX0DER&amp;pf_rd_r=3YSMMTCRFDBRB79HWCPT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og Spa Day Kit</text:p>
          </table:table-cell>
          <table:table-cell table:style-name="ce6" office:value-type="float" office:value="62" calcext:value-type="float">
            <text:p>62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81" calcext:value-type="float">
            <text:p>4.8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5.43" calcext:value-type="float">
            <text:p>5.43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7HKS6QXX?ref=oft18_d_B07HKWPX5W_AL_72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2nd Generation Flat Iron</text:p>
          </table:table-cell>
          <table:table-cell table:style-name="ce6" office:value-type="float" office:value="49.99" calcext:value-type="float">
            <text:p>4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87" calcext:value-type="float">
            <text:p>3.8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.99" calcext:value-type="float">
            <text:p>5.99</text:p>
          </table:table-cell>
          <table:table-cell table:style-name="ce7" office:value-type="float" office:value="4.33" calcext:value-type="float">
            <text:p>4.33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0N30SE3E?imprToken=aA7jl1TkWIDXyBXrRYdnnw&amp;slotNum=1&amp;ie=UTF8&amp;tag=bustle7440-20&amp;camp=1789&amp;linkCode=xm2&amp;creativeASIN=B001MA0QY2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ssage Seat</text:p>
          </table:table-cell>
          <table:table-cell table:style-name="ce6" office:value-type="float" office:value="49.99" calcext:value-type="float">
            <text:p>4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87" calcext:value-type="float">
            <text:p>3.8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3.87" calcext:value-type="float">
            <text:p>3.87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03QMUX2O?imprToken=-dCec.VCmrbi7yTq77faNQ&amp;slotNum=1&amp;ie=UTF8&amp;tag=bustle7440-20&amp;camp=1789&amp;linkCode=xm2&amp;creativeASIN=B003QMUX2O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eated Blanket</text:p>
          </table:table-cell>
          <table:table-cell table:style-name="ce6" office:value-type="float" office:value="64.44" calcext:value-type="float">
            <text:p>64.44</text:p>
          </table:table-cell>
          <table:table-cell table:style-name="ce7" office:value-type="string" calcext:value-type="string">
            <text:p>Standard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6A1PGDE/?tag=bp_links-20&amp;ascsubtag=[artid|2089.g.3486[src|[ch|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Wooden Chess Set</text:p>
          </table:table-cell>
          <table:table-cell table:style-name="ce6" office:value-type="float" office:value="39.99" calcext:value-type="float">
            <text:p>3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Board Game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1RL7NCY/ref=sspa_dk_detail_0?psc=1&amp;pd_rd_i=B071RL7NCY&amp;pd_rd_w=DLuoI&amp;pf_rd_p=f0dedbe2-13c8-4136-a746-4398ed93cf0f&amp;pd_rd_wg=UhRxe&amp;pf_rd_r=BGSW2W4XPF5VNCETN3C6&amp;pd_rd_r=bfaf9d05-fcb4-11e8-bb58-d341f6e44338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onster Truck RC Car</text:p>
          </table:table-cell>
          <table:table-cell table:style-name="ce6" office:value-type="float" office:value="45.99" calcext:value-type="float">
            <text:p>45.99</text:p>
          </table:table-cell>
          <table:table-cell table:style-name="ce7" office:value-type="string" calcext:value-type="string">
            <text:p>Standard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GQHXPZV/ref=sspa_dk_detail_3?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Zombie Defense Survival Kit</text:p>
          </table:table-cell>
          <table:table-cell table:style-name="ce6" office:value-type="float" office:value="32.3" calcext:value-type="float">
            <text:p>32.3</text:p>
          </table:table-cell>
          <table:table-cell table:style-name="ce7" office:value-type="string" calcext:value-type="string">
            <text:p>Standard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.94" calcext:value-type="float">
            <text:p>15.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9R7LQQE/ref=cm_gf_aTNN_i21_d_p0_qd1_____________________6vQTjcv3wh45kE7DyhIO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oldable RC Drone</text:p>
          </table:table-cell>
          <table:table-cell table:style-name="ce6" office:value-type="float" office:value="34.99" calcext:value-type="float">
            <text:p>34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Holy-Stone-Foldable-Quadcopter-Beginners/dp/B01M25O8E0/ref=sr_1_85?s=toys-and-games&amp;ie=UTF8&amp;qid=1544483941&amp;sr=1-85&amp;refinements=p_n_age_range%3A544238801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Thrustmaster Joystick</text:p>
          </table:table-cell>
          <table:table-cell table:style-name="ce6" office:value-type="float" office:value="39.99" calcext:value-type="float">
            <text:p>3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Thrustmaster-2960773-T16000M-Joystick-Black/dp/B01MQEDEEW/ref=zg_bs_318813011_87?_encoding=UTF8&amp;psc=1&amp;refRID=2H2HY96DT00SW9PVM53M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atchtimals Mystery</text:p>
          </table:table-cell>
          <table:table-cell table:style-name="ce6" office:value-type="float" office:value="46.98" calcext:value-type="float">
            <text:p>46.98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Hatchimals-Mystery-Fluffy-Interactive-Characters/dp/B074XNXTC6/ref=zg_bs_toys-and-games_83?_encoding=UTF8&amp;psc=1&amp;refRID=XA9YE4M8NKQBBQ34CZY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tari Flashback</text:p>
          </table:table-cell>
          <table:table-cell table:style-name="ce6" office:value-type="float" office:value="46.95" calcext:value-type="float">
            <text:p>46.9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6XVVSVWB/ref=cm_gf_aAN_i9_d_p0_qd14______________________xGwqxzXyfsFIP2Rwh7Gk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layerUnknowns Battleground - Steam Game</text:p>
          </table:table-cell>
          <table:table-cell table:style-name="ce6" office:value-type="float" office:value="29.99" calcext:value-type="float">
            <text:p>29.99</text:p>
          </table:table-cell>
          <table:table-cell table:style-name="ce7" office:value-type="string" calcext:value-type="string">
            <text:p>Steam Gam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Video Game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store.steampowered.com/app/578080/PLAYERUNKNOWNS_BATTLEGROUNDS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Warhammer: Vermintide 2 - Steam Game</text:p>
          </table:table-cell>
          <table:table-cell table:style-name="ce6" office:value-type="float" office:value="29.99" calcext:value-type="float">
            <text:p>29.99</text:p>
          </table:table-cell>
          <table:table-cell table:style-name="ce7" office:value-type="string" calcext:value-type="string">
            <text:p>Steam Gam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Video Game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store.steampowered.com/app/552500/Warhammer_Vermintide_2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ivinity: Original Sin II - Steam Game</text:p>
          </table:table-cell>
          <table:table-cell table:style-name="ce6" office:value-type="float" office:value="44.99" calcext:value-type="float">
            <text:p>44.99</text:p>
          </table:table-cell>
          <table:table-cell table:style-name="ce7" office:value-type="string" calcext:value-type="string">
            <text:p>Steam Gam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iamond+</text:p>
          </table:table-cell>
          <table:table-cell table:style-name="ce7" office:value-type="string" calcext:value-type="string">
            <text:p>Video Game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store.steampowered.com/app/435150/Divinity_Original_Sin_2__Definitive_Edition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RK: Survival Evolved - Steam Game</text:p>
          </table:table-cell>
          <table:table-cell table:style-name="ce6" office:value-type="float" office:value="49.99" calcext:value-type="float">
            <text:p>49.99</text:p>
          </table:table-cell>
          <table:table-cell table:style-name="ce17" office:value-type="string" calcext:value-type="string">
            <text:p>Steam Game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iamond+</text:p>
          </table:table-cell>
          <table:table-cell table:style-name="ce17" office:value-type="string" calcext:value-type="string">
            <text:p>Video Game</text:p>
          </table:table-cell>
          <table:table-cell table:style-name="ce17" office:value-type="string" calcext:value-type="string">
            <text:p>Amazon</text:p>
          </table:table-cell>
          <table:table-cell table:style-name="ce21" table:formula="of:=HYPERLINK(&quot;https://store.steampowered.com/app/346110/ARK_Survival_Evolved/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Switch Controller</text:p>
          </table:table-cell>
          <table:table-cell table:style-name="ce14" office:value-type="float" office:value="65.95" calcext:value-type="float">
            <text:p>65.9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11" calcext:value-type="float">
            <text:p>5.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5.11" calcext:value-type="float">
            <text:p>5.11</text:p>
          </table:table-cell>
          <table:table-cell table:style-name="ce18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Nintendo-Switch-Pro-Controller/dp/B01NAWKYZ0/ref=zg_bs_videogames_5?_encoding=UTF8&amp;refRID=BY68NZ5HQRRT1FZTWKK5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eam Controller</text:p>
          </table:table-cell>
          <table:table-cell table:style-name="ce6" office:value-type="float" office:value="64.99" calcext:value-type="float">
            <text:p>64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team-Controller-SteamOS/dp/B016KBVBC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C Robot Dinosaur</text:p>
          </table:table-cell>
          <table:table-cell table:style-name="ce6" office:value-type="float" office:value="59.99" calcext:value-type="float">
            <text:p>5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97SS7BC/ref=sspa_dk_detail_1?psc=1&amp;pd_rd_i=B0797SS7BC&amp;pf_rd_m=ATVPDKIKX0DER&amp;pf_rd_p=f0dedbe2-13c8-4136-a746-4398ed93cf0f&amp;pd_rd_wg=BG3XL&amp;pf_rd_r=EKP4SR05YMK64Y3QJPEY&amp;pf_rd_s=desktop-dp-sims&amp;pf_rd_t=40701&amp;pd_rd_w=C6h0B&amp;pf_rd_i=d&quot;&amp;&quot;esktop-dp-sims&amp;pd_rd_r=8b95d732-ef82-11e8-88d2-3b20857d970c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acing Style Gaming Chair</text:p>
          </table:table-cell>
          <table:table-cell table:style-name="ce6" office:value-type="float" office:value="85.99" calcext:value-type="float">
            <text:p>85.9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9.99" calcext:value-type="float">
            <text:p>9.9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9.99" calcext:value-type="float">
            <text:p>9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Polar-Aurora-High-Back-Executive-Ergonomic/dp/B07JDYDG2M/ref=sr_1_14?s=furniture&amp;ie=UTF8&amp;qid=1544121184&amp;sr=1-14&amp;keywords=gaming+chair&amp;refinements=p_36%3A-1000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ound Bar Subwoofer</text:p>
          </table:table-cell>
          <table:table-cell table:style-name="ce6" office:value-type="float" office:value="99.96" calcext:value-type="float">
            <text:p>99.96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ubwoofer-MEGACRA-Wireless-Connection-Adjustable/dp/B071L22RZM/ref=sr_1_1_sspa?ie=UTF8&amp;qid=1544121795&amp;sr=8-1-spons&amp;keywords=sound+bar+under+100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$100 Gift Card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string" calcext:value-type="string">
            <text:p>Digital Item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number-columns-repeated="2" table:style-name="ce7" office:value-type="string" calcext:value-type="string">
            <text:p>Digital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L-Shaped Corner Desk</text:p>
          </table:table-cell>
          <table:table-cell table:style-name="ce6" office:value-type="float" office:value="86.87" calcext:value-type="float">
            <text:p>86.87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73" calcext:value-type="float">
            <text:p>6.7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73" calcext:value-type="float">
            <text:p>6.73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HW-L-Shaped-Home-Office-Corner/dp/B01MT2A5D4/ref=sr_1_4?s=home-garden&amp;ie=UTF8&amp;qid=1545082818&amp;sr=1-4&amp;keywords=L+shape+corner+desk&amp;refinements=p_36%3A-1100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owerbeats3 Earphones</text:p>
          </table:table-cell>
          <table:table-cell table:style-name="ce6" office:value-type="float" office:value="99.99" calcext:value-type="float">
            <text:p>9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.39" calcext:value-type="float">
            <text:p>10.3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10.39" calcext:value-type="float">
            <text:p>10.3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Beats-ML8V2LL-Powerbeats3-Wireless-Earphones/dp/B01LZH8QHJ/ref=sr_1_4?s=electronics&amp;ie=UTF8&amp;qid=1544138103&amp;sr=1-4&amp;keywords=beats+by+dre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uper NES Classic</text:p>
          </table:table-cell>
          <table:table-cell table:style-name="ce6" office:value-type="float" office:value="105.89" calcext:value-type="float">
            <text:p>105.8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uper-NES-Classic-nintendo/dp/B0721GGGS9/ref=sr_1_1?ie=UTF8&amp;qid=1544607723&amp;sr=8-1&amp;keywords=super+nes+classic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azer Naga Trinity Mouse</text:p>
          </table:table-cell>
          <table:table-cell table:style-name="ce6" office:value-type="float" office:value="74.99" calcext:value-type="float">
            <text:p>7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81" calcext:value-type="float">
            <text:p>5.8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5.81" calcext:value-type="float">
            <text:p>5.8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Razer-Naga-Trinity-Optical-Interchangeable/dp/B0788MCRGC/ref=sr_1_18_sspa?s=videogames&amp;ie=UTF8&amp;qid=1544141938&amp;sr=1-18-spons&amp;keywords=gaming+mouse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reaming Equipment Kit</text:p>
          </table:table-cell>
          <table:table-cell table:style-name="ce6" office:value-type="float" office:value="79.99" calcext:value-type="float">
            <text:p>7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tream-Team-Streaming-Widescreen-Microphone/dp/B07BHWFLZG/ref=sr_1_2_sspa?s=electronics&amp;ie=UTF8&amp;qid=1543060084&amp;sr=1-2-spons&amp;keywords=streaming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ujifilm Instant Film Camera</text:p>
          </table:table-cell>
          <table:table-cell table:style-name="ce6" office:value-type="float" office:value="54.99" calcext:value-type="float">
            <text:p>5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6WWL4JD8/?tag=bp_links-20&amp;ascsubtag=[artid|2089.g.3486[src|[ch|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ichael Kors Wristlet</text:p>
          </table:table-cell>
          <table:table-cell table:style-name="ce6" office:value-type="float" office:value="60" calcext:value-type="float">
            <text:p>60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Michael-Kors-Travel-Multifunction-Wristlet/dp/B07GT6V6VG/ref=sr_1_34?s=apparel&amp;ie=UTF8&amp;qid=1544316507&amp;sr=1-34&amp;nodeID=7141123011&amp;psd=1&amp;keywords=michael+kors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oys Wallet</text:p>
          </table:table-cell>
          <table:table-cell table:style-name="ce6" office:value-type="float" office:value="54.95" calcext:value-type="float">
            <text:p>54.9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Allett-Slim-Leather-Wallet-Black/dp/B00AR4XJ34/ref=sr_1_197_sspa?s=apparel&amp;ie=UTF8&amp;qid=1544319010&amp;sr=1-197-spons&amp;nodeID=7141123011&amp;psd=1&amp;keywords=wallet&amp;refinements=p_36%3A2661614011&amp;psc=1&quot;;&quot;Boys&quot;)" office:value-type="string" office:string-value="Boys" calcext:value-type="string">
            <text:p>Boy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ens Wallet</text:p>
          </table:table-cell>
          <table:table-cell table:style-name="ce6" office:value-type="float" office:value="60" calcext:value-type="float">
            <text:p>60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65" calcext:value-type="float">
            <text:p>4.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4.96" calcext:value-type="float">
            <text:p>4.96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Fossil-Mens-International-Combination-Wallet/dp/B079ZZWQDP/ref=pd_sim_241_2?_encoding=UTF8&amp;pd_rd_i=B079ZZWQDP&amp;pd_rd_r=02a3ec23-fb51-11e8-983a-1d3d78e30f53&amp;pd_rd_w=qllmF&amp;pd_rd_wg=tHa7l&amp;pf_rd_p=18bb0b78-4200-49b9-ac91-f141d61a1780&amp;pf_&quot;&amp;&quot;rd_r=NRZFK2KNTKZQNGQKN6KR&amp;refRID=NRZFK2KNTKZQNGQKN6KR&quot;;&quot;Mens&quot;)" office:value-type="string" office:string-value="Mens" calcext:value-type="string">
            <text:p>Men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Girls Wallet</text:p>
          </table:table-cell>
          <table:table-cell table:style-name="ce6" office:value-type="float" office:value="68" calcext:value-type="float">
            <text:p>68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27" calcext:value-type="float">
            <text:p>5.2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5.27" calcext:value-type="float">
            <text:p>5.27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Kate-Spade-New-York-Cameron/dp/B07KGPR2B7/ref=sr_1_182?s=apparel&amp;ie=UTF8&amp;qid=1544318959&amp;sr=1-182&amp;nodeID=7141123011&amp;psd=1&amp;keywords=wallet&amp;refinements=p_36%3A2661614011&quot;;&quot;Girls&quot;)" office:value-type="string" office:string-value="Girls" calcext:value-type="string">
            <text:p>Girl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Womens Wallet</text:p>
          </table:table-cell>
          <table:table-cell table:style-name="ce6" office:value-type="float" office:value="79.99" calcext:value-type="float">
            <text:p>7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Kate-Spade-New-York-Newbury/dp/B07FZVKC52/ref=sr_1_10?s=apparel&amp;ie=UTF8&amp;qid=1544318820&amp;sr=1-10&amp;nodeID=7141123011&amp;psd=1&amp;keywords=wallet&amp;refinements=p_36%3A2661614011&quot;;&quot;Women&quot;)" office:value-type="string" office:string-value="Women" calcext:value-type="string">
            <text:p>Women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Outdoors Wallet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Ridge-Authentic-Minimalist-Blocking-Wallet/dp/B07F6FSDHS/ref=sr_1_17?s=apparel&amp;ie=UTF8&amp;qid=1544318863&amp;sr=1-17&amp;nodeID=7141123011&amp;psd=1&amp;keywords=wallet&amp;refinements=p_36%3A2661614011&quot;;&quot;Outdoors&quot;)" office:value-type="string" office:string-value="Outdoors" calcext:value-type="string">
            <text:p>Outdoor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ntellectuals Wallet</text:p>
          </table:table-cell>
          <table:table-cell table:style-name="ce6" office:value-type="float" office:value="79" calcext:value-type="float">
            <text:p>7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Ekster-Parliament-Leather-Wallet-Blocking/dp/B0733PM66B/ref=sr_1_8?s=apparel&amp;ie=UTF8&amp;qid=1544319320&amp;sr=1-8&amp;nodeID=7141123011&amp;psd=1&amp;keywords=smart+wallet&quot;;&quot;Intellectuals&quot;)" office:value-type="string" office:string-value="Intellectuals" calcext:value-type="string">
            <text:p>Intellectual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rtist Wallet</text:p>
          </table:table-cell>
          <table:table-cell table:style-name="ce6" office:value-type="float" office:value="23.99" calcext:value-type="float">
            <text:p>23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Multifunctional-Shoulder-Multi-Pockets-Messenger-Crossbody/dp/B01M8Q9ZP8/ref=sr_1_40?s=apparel&amp;ie=UTF8&amp;qid=1544319738&amp;sr=1-40&amp;nodeID=7141123011&amp;psd=1&amp;keywords=man+purse&quot;;&quot;Artists&quot;)" office:value-type="string" office:string-value="Artists" calcext:value-type="string">
            <text:p>Artist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unks Wallet</text:p>
          </table:table-cell>
          <table:table-cell table:style-name="ce6" office:value-type="float" office:value="29.99" calcext:value-type="float">
            <text:p>2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Minimalist-ID-Outside-Slate-Gray/dp/B01M98ZI6J/ref=sr_1_8?s=apparel&amp;ie=UTF8&amp;qid=1544319102&amp;sr=1-8&amp;nodeID=7141123011&amp;psd=1&amp;keywords=modern+wallet&quot;;&quot;Punks&quot;)" office:value-type="string" office:string-value="Punks" calcext:value-type="string">
            <text:p>Punk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0ft Tumbl Trak Balance Beam</text:p>
          </table:table-cell>
          <table:table-cell table:style-name="ce6" office:value-type="float" office:value="79.95" calcext:value-type="float">
            <text:p>79.9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2" calcext:value-type="float">
            <text:p>6.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.99" calcext:value-type="float">
            <text:p>13.99</text:p>
          </table:table-cell>
          <table:table-cell table:style-name="ce7" office:value-type="float" office:value="7.28" calcext:value-type="float">
            <text:p>7.28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F6VYN9P/ref=gbps_tit_m15_e44d_8c202790?smid=ATVPDKIKX0DER&amp;pf_rd_p=b432e1de-c3b7-4f20-969a-6a641c7ce44d&amp;pf_rd_s=merchandised-search-15&amp;pf_rd_t=101&amp;pf_rd_i=17911198011&amp;pf_rd_m=ATVPDKIKX0DER&amp;pf_rd_r=69NJR90055WG2KWTR47B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maginext Jurassic World T-Rex</text:p>
          </table:table-cell>
          <table:table-cell table:style-name="ce6" office:value-type="float" office:value="89.3" calcext:value-type="float">
            <text:p>89.3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92" calcext:value-type="float">
            <text:p>6.9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.92" calcext:value-type="float">
            <text:p>6.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51WB377/ref=gbps_tit_m15_5213_fa98ae61?smid=ATVPDKIKX0DER&amp;pf_rd_p=121796c2-50b8-4766-be4e-942d22515213&amp;pf_rd_s=merchandised-search-15&amp;pf_rd_t=101&amp;pf_rd_i=17911195011&amp;pf_rd_m=ATVPDKIKX0DER&amp;pf_rd_r=R6F0ZRMW04AZ9BS2832N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Karaoke System + Mic</text:p>
          </table:table-cell>
          <table:table-cell table:style-name="ce6" office:value-type="float" office:value="69.99" calcext:value-type="float">
            <text:p>6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42" calcext:value-type="float">
            <text:p>5.4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.99" calcext:value-type="float">
            <text:p>13.99</text:p>
          </table:table-cell>
          <table:table-cell table:style-name="ce7" office:value-type="float" office:value="6.5" calcext:value-type="float">
            <text:p>6.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1EVKUHI4/ref=gbps_img_m15_3c3b_d838a970?smid=ATVPDKIKX0DER&amp;pf_rd_p=e72069b6-326d-447f-896a-a5c6cf453c3b&amp;pf_rd_s=merchandised-search-15&amp;pf_rd_t=101&amp;pf_rd_i=17911194011&amp;pf_rd_m=ATVPDKIKX0DER&amp;pf_rd_r=NBMPCWMWWFQ7CSWXTT1V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artboard Game</text:p>
          </table:table-cell>
          <table:table-cell table:style-name="ce6" office:value-type="float" office:value="47.99" calcext:value-type="float">
            <text:p>47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72" calcext:value-type="float">
            <text:p>3.7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4.42" calcext:value-type="float">
            <text:p>4.42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7BZ43SM8/ref=gbps_tit_m15_e44d_e8907817?smid=ATVPDKIKX0DER&amp;pf_rd_p=b432e1de-c3b7-4f20-969a-6a641c7ce44d&amp;pf_rd_s=merchandised-search-15&amp;pf_rd_t=101&amp;pf_rd_i=17911198011&amp;pf_rd_m=ATVPDKIKX0DER&amp;pf_rd_r=G3BCRH9TD0CK56GJ49NN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artboard Game + Cabinet</text:p>
          </table:table-cell>
          <table:table-cell table:style-name="ce6" office:value-type="float" office:value="74.99" calcext:value-type="float">
            <text:p>74.9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81" calcext:value-type="float">
            <text:p>5.8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81" calcext:value-type="float">
            <text:p>5.8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1MSXFLJJ/ref=sspa_dk_hqp_detail_aax_0?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uraGlow Teeth Whitening Kit</text:p>
          </table:table-cell>
          <table:table-cell table:style-name="ce6" office:value-type="float" office:value="47.95" calcext:value-type="float">
            <text:p>47.9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0YI5VJW6?imprToken=qrIHvPa9rGd8FgPZD8cgMw&amp;slotNum=1&amp;ie=UTF8&amp;tag=bustle7440-20&amp;camp=1789&amp;linkCode=xm2&amp;creativeASIN=B00YI5VJW6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leman 4-Person Tent</text:p>
          </table:table-cell>
          <table:table-cell table:style-name="ce6" office:value-type="float" office:value="59.16" calcext:value-type="float">
            <text:p>59.16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8" calcext:value-type="float">
            <text:p>4.5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51" calcext:value-type="float">
            <text:p>5.5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Coleman-Sundome-4-Person-Tent-Green/dp/B004J2GUOU/ref=sr_1_2_sspa?s=outdoor-recreation&amp;ie=UTF8&amp;qid=1544462841&amp;sr=1-2-spons&amp;keywords=tent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ini Projector</text:p>
          </table:table-cell>
          <table:table-cell table:style-name="ce6" office:value-type="float" office:value="51.5" calcext:value-type="float">
            <text:p>51.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.36" calcext:value-type="float">
            <text:p>11.3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11.36" calcext:value-type="float">
            <text:p>11.36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Porjector-Brightness-Speakers-Portable-Projectors/dp/B07191W1SP/ref=sr_1_6_acs_osp_osp20-b1490e8a-a7_2?s=arts-crafts&amp;ie=UTF8&amp;qid=1544463644&amp;sr=1-6-acs&amp;keywords=projector&amp;tag=bestcont06-20&amp;ascsubtag=b1490e8a-a736-4e37-84e9-ef00bb3853&quot;&amp;&quot;e6&amp;linkCode=oas&amp;cv_ct_id=amzn1.osp.b1490e8a-a736-4e37-84e9-ef00bb3853e6&amp;cv_ct_pg=search&amp;cv_ct_wn=osp-search&amp;pf_rd_p=7f6b8bb9-631f-46f6-b8ad-496a9af123d5&amp;pf_rd_r=SZYXXA96MKQNPKK1YS98&amp;pd_rd_r=5a30ca5a-0b6a-464e-840c-ba171bb12978&amp;pd_rd_w=v0ceC&amp;pd_rd_wg=pWkzU&quot;&amp;&quot;&amp;creativeASIN=B07191W1SP&amp;pd_rd_i=B07191W1SP&amp;pf_rd_r=SZYXXA96MKQNPKK1YS98&amp;pd_rd_r=5a30ca5a-0b6a-464e-840c-ba171bb12978&amp;pd_rd_wg=pWkzU&amp;pd_rd_w=v0ceC&amp;pf_rd_p=7f6b8bb9-631f-46f6-b8ad-496a9af123d5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echargeable Toothbrush</text:p>
          </table:table-cell>
          <table:table-cell table:style-name="ce6" office:value-type="float" office:value="67.43" calcext:value-type="float">
            <text:p>67.43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5.23" calcext:value-type="float">
            <text:p>5.23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KD4C8P6/?tag=bp_links-20&amp;ascsubtag=%5Bartid%7C2089.g.3486%5Bsrc%7C%5Bch%7C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rvel Avengers Coding Kit</text:p>
          </table:table-cell>
          <table:table-cell table:style-name="ce6" office:value-type="float" office:value="148.82" calcext:value-type="float">
            <text:p>148.82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.23" calcext:value-type="float">
            <text:p>11.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11.23" calcext:value-type="float">
            <text:p>11.23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BDZZRR3/ref=cm_gf_aAN_d_p0_qd1__________________________UeK9pcSOEVJcEXrIyEya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Kettle Popcorn Maker</text:p>
          </table:table-cell>
          <table:table-cell table:style-name="ce6" office:value-type="float" office:value="49.99" calcext:value-type="float">
            <text:p>4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87" calcext:value-type="float">
            <text:p>3.8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.87" calcext:value-type="float">
            <text:p>3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01V48KG/ref=cm_gf_aAN_i22_d_p0_qd12_____________________KOJF5cxVQ4IHbYZgbWJz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Ukelele</text:p>
          </table:table-cell>
          <table:table-cell table:style-name="ce6" office:value-type="float" office:value="47.99" calcext:value-type="float">
            <text:p>47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7315K15N/ref=cm_gf_aAN_d_p0_qd13_________________________3lHKEDUC96hGOjrzNXL5&quot;;&quot;Ukelele&quot;)" office:value-type="string" office:string-value="Ukelele" calcext:value-type="string">
            <text:p>Ukelele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Guitar</text:p>
          </table:table-cell>
          <table:table-cell table:style-name="ce6" office:value-type="float" office:value="88.77" calcext:value-type="float">
            <text:p>88.77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88" calcext:value-type="float">
            <text:p>6.8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.99" calcext:value-type="float">
            <text:p>16.99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Guitar-Dummies-Acoustic-Starter-Audio/dp/B000FPPZLE/ref=sr_1_4?s=musical-instruments&amp;ie=UTF8&amp;qid=1544477614&amp;sr=1-4&amp;keywords=guitar&quot;;&quot;Guitar&quot;)" office:value-type="string" office:string-value="Guitar" calcext:value-type="string">
            <text:p>Guitar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24-in Hard AmazonBasics Spinner Luggage</text:p>
          </table:table-cell>
          <table:table-cell table:style-name="ce16" office:value-type="currency" office:value="60.99" calcext:value-type="currency">
            <text:p>$61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73" calcext:value-type="float">
            <text:p>4.7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.99" calcext:value-type="float">
            <text:p>19.99</text:p>
          </table:table-cell>
          <table:table-cell table:style-name="ce7" office:value-type="float" office:value="6.28" calcext:value-type="float">
            <text:p>6.28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71HHX4TB/ref=sspa_dk_detail_1?psc=1&amp;pd_rd_i=B071HHX4TB&amp;pd_rd_w=PloIl&amp;pf_rd_p=f0dedbe2-13c8-4136-a746-4398ed93cf0f&amp;pd_rd_wg=eVOKf&amp;pf_rd_r=4XBWPZJRP2GPRV9D0M4X&amp;pd_rd_r=2f85a69d-fcdd-11e8-ac56-ef78e8b4d458&quot;;&quot;Hard&quot;)" office:value-type="string" office:string-value="Hard" calcext:value-type="string">
            <text:p>Hard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29-in Soft AmazonBasics Spinner Luggage</text:p>
          </table:table-cell>
          <table:table-cell table:style-name="ce16" office:value-type="currency" office:value="75.99" calcext:value-type="currency">
            <text:p>$76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89" calcext:value-type="float">
            <text:p>5.89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89" calcext:value-type="float">
            <text:p>5.8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719BRVGV/ref=cm_gf_aAN_i19_d_p0_qd22_____________________XJWjqOPV4pXiLcrQyIdB?th=1&quot;;&quot;Soft&quot;)" office:value-type="string" office:string-value="Soft" calcext:value-type="string">
            <text:p>Soft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ollerBlades</text:p>
          </table:table-cell>
          <table:table-cell table:style-name="ce6" office:value-type="float" office:value="39.85" calcext:value-type="float">
            <text:p>39.8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Scale-Sports-Adjustable-Featuring-Illuminating/dp/B06XJ4KQL9/ref=sr_1_9?s=sporting-goods&amp;ie=UTF8&amp;qid=1544486469&amp;sr=1-9&amp;keywords=rollerblades&amp;th=1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ruiser Board</text:p>
          </table:table-cell>
          <table:table-cell table:style-name="ce6" office:value-type="float" office:value="59.99" calcext:value-type="float">
            <text:p>5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65" calcext:value-type="float">
            <text:p>4.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4.65" calcext:value-type="float">
            <text:p>4.6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1AVCYQ0Q/ref=cm_gf_aTNN_d_p0_qd39________________________J3uWfwdiqsu1EK0Ebahn&quot;;&quot;Cruiser&quot;)" office:value-type="string" office:string-value="Cruiser" calcext:value-type="string">
            <text:p>Cruis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ongBoard</text:p>
          </table:table-cell>
          <table:table-cell table:style-name="ce6" office:value-type="float" office:value="59.99" calcext:value-type="float">
            <text:p>5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1EOUWUT0/ref=sspa_dk_detail_1?psc=1&amp;pd_rd_i=B01EOUWUT0&amp;pd_rd_w=OdAJS&amp;pf_rd_p=f0dedbe2-13c8-4136-a746-4398ed93cf0f&amp;pd_rd_wg=BqO9Y&amp;pf_rd_r=9Y0FEZXHN4AP9D5A46MS&amp;pd_rd_r=4b13b128-fcd7-11e8-ac56-ef78e8b4d458&quot;;&quot;LongBoard&quot;)" office:value-type="string" office:string-value="LongBoard" calcext:value-type="string">
            <text:p>LongBoar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cooter</text:p>
          </table:table-cell>
          <table:table-cell table:style-name="ce6" office:value-type="float" office:value="70.99" calcext:value-type="float">
            <text:p>70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5" calcext:value-type="float">
            <text:p>5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Fuzion-X-3-Scooter-2018-Gold/dp/B073ZMWZBQ/ref=sr_1_7?s=sporting-goods&amp;ie=UTF8&amp;qid=1544486329&amp;sr=1-7&amp;keywords=scooter&quot;;&quot;Scooter&quot;)" office:value-type="string" office:string-value="Scooter" calcext:value-type="string">
            <text:p>Scoot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ike</text:p>
          </table:table-cell>
          <table:table-cell table:style-name="ce6" office:value-type="float" office:value="218.55" calcext:value-type="float">
            <text:p>218.5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.94" calcext:value-type="float">
            <text:p>16.9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.99" calcext:value-type="float">
            <text:p>27.99</text:p>
          </table:table-cell>
          <table:table-cell table:style-name="ce7" office:value-type="float" office:value="19.11" calcext:value-type="float">
            <text:p>19.1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Mongoose-Boys-Legion-Bicycle-Black/dp/B074L3KP92/ref=sr_1_4?s=sporting-goods&amp;ie=UTF8&amp;qid=1544486437&amp;sr=1-4&amp;keywords=bmx&quot;;&quot;Bike&quot;)" office:value-type="string" office:string-value="Bike" calcext:value-type="string">
            <text:p>Bike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kateboard</text:p>
          </table:table-cell>
          <table:table-cell table:style-name="ce6" office:value-type="float" office:value="79.95" calcext:value-type="float">
            <text:p>79.95</text:p>
          </table:table-cell>
          <table:table-cell table:style-name="ce17" office:value-type="string" calcext:value-type="string">
            <text:p>Prime Shipping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ream</text:p>
          </table:table-cell>
          <table:table-cell table:style-name="ce17" office:value-type="string" calcext:value-type="string">
            <text:p>Toys</text:p>
          </table:table-cell>
          <table:table-cell table:style-name="ce17" office:value-type="string" calcext:value-type="string">
            <text:p>Amazon</text:p>
          </table:table-cell>
          <table:table-cell table:style-name="ce28" table:formula="of:=HYPERLINK(&quot;https://www.amazon.com/ELEMENT-Skateboards-SECTION-Complete-SKATEBOARD/dp/B00CA97JW6/ref=sr_1_3?s=sporting-goods&amp;ie=UTF8&amp;qid=1548174185&amp;sr=1-3&amp;keywords=element+skateboard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Elite Controller</text:p>
          </table:table-cell>
          <table:table-cell table:style-name="ce14" office:value-type="float" office:value="144.89" calcext:value-type="float">
            <text:p>144.8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.81" calcext:value-type="float">
            <text:p>10.8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11.35" calcext:value-type="float">
            <text:p>11.35</text:p>
          </table:table-cell>
          <table:table-cell table:style-name="ce18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Xbox-Elite-Wireless-Controller-one/dp/B00ZDNNRB8/ref=sr_1_3?s=videogames&amp;ie=UTF8&amp;qid=1545082754&amp;sr=1-3&amp;keywords=xbox%2Belite%2Bcontroller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pple Earpods</text:p>
          </table:table-cell>
          <table:table-cell table:style-name="ce6" office:value-type="float" office:value="159.99" calcext:value-type="float">
            <text:p>15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.91" calcext:value-type="float">
            <text:p>11.9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.91" calcext:value-type="float">
            <text:p>11.9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Apple-MMEF2AM-AirPods-Wireless-Bluetooth/dp/B01MQWUXZS/ref=sr_1_3?s=electronics&amp;ie=UTF8&amp;qid=1543038955&amp;sr=1-3&amp;keywords=earpods+apple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ms Asus Monitor</text:p>
          </table:table-cell>
          <table:table-cell table:style-name="ce6" office:value-type="float" office:value="189.19" calcext:value-type="float">
            <text:p>189.1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20.66" calcext:value-type="float">
            <text:p>20.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.99" calcext:value-type="float">
            <text:p>16.99</text:p>
          </table:table-cell>
          <table:table-cell table:style-name="ce7" office:value-type="float" office:value="21.98" calcext:value-type="float">
            <text:p>21.98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24-inch-FreeSync-Monitor-VG245H-Response/dp/B01JGYM5H6/ref=sr_1_5?s=electronics&amp;ie=UTF8&amp;qid=1544330747&amp;sr=1-5&amp;keywords=gaming+monitor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24-in 144hz BenQ Zowie Monitor</text:p>
          </table:table-cell>
          <table:table-cell table:style-name="ce6" office:value-type="float" office:value="244.99" calcext:value-type="float">
            <text:p>24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24.99" calcext:value-type="float">
            <text:p>24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.99" calcext:value-type="float">
            <text:p>16.99</text:p>
          </table:table-cell>
          <table:table-cell table:style-name="ce7" office:value-type="float" office:value="26.31" calcext:value-type="float">
            <text:p>26.3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1H5KKQTM/ref=sspa_dk_detail_1?psc=1&amp;pd_rd_i=B01H5KKQTM&amp;pd_rd_w=lij2T&amp;pf_rd_p=f0dedbe2-13c8-4136-a746-4398ed93cf0f&amp;pd_rd_wg=e37Du&amp;pf_rd_r=ETE1H0SPEFQ2BPV7G0P2&amp;pd_rd_r=74a976e2-fb6d-11e8-9909-b13733703ee0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cer 24-in 144hz Monitor</text:p>
          </table:table-cell>
          <table:table-cell table:style-name="ce6" office:value-type="float" office:value="196.99" calcext:value-type="float">
            <text:p>196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21.27" calcext:value-type="float">
            <text:p>21.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22.2" calcext:value-type="float">
            <text:p>22.2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Acer-GN246HL-Bbid-24-Inch-Display-x/dp/B00KO4518I/ref=sr_1_14?s=electronics&amp;ie=UTF8&amp;qid=1544330747&amp;sr=1-14&amp;keywords=gaming+monitor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24-in BenQ Zowie 144hz with S-Switch</text:p>
          </table:table-cell>
          <table:table-cell table:style-name="ce6" office:value-type="float" office:value="299" calcext:value-type="float">
            <text:p>2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29.17" calcext:value-type="float">
            <text:p>29.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.99" calcext:value-type="float">
            <text:p>16.99</text:p>
          </table:table-cell>
          <table:table-cell table:style-name="ce7" office:value-type="float" office:value="30.49" calcext:value-type="float">
            <text:p>30.4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dp/B01H5KKW0A/ref=sspa_dk_detail_1?pd_rd_i=B01H5KKQTM&amp;pd_rd_w=lij2T&amp;pf_rd_p=f0dedbe2-13c8-4136-a746-4398ed93cf0f&amp;pd_rd_wg=e37Du&amp;pf_rd_r=ETE1H0SPEFQ2BPV7G0P2&amp;pd_rd_r=74a976e2-fb6d-11e8-9909-b13733703ee0&amp;th=1&quot;;&quot;Link&quot;)[.N238]" office:value-type="string" office:string-value="" calcext:value-type="error">
            <text:p>Err:509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yperX Cloud Headset</text:p>
          </table:table-cell>
          <table:table-cell table:style-name="ce6" office:value-type="float" office:value="69.95" calcext:value-type="float">
            <text:p>69.9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HyperX-KHX-H3CL-WR-Gaming-Headset/dp/B01MTLMV89/?tag=aboutcom02lifewire-20&amp;ascsubtag=4054071%7Cgoogle.com%7C%7C%7C36%2C70%2C10%2C74%2C38%2C29%2C47%7C1%7C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Oculus Rift Complete Set</text:p>
          </table:table-cell>
          <table:table-cell table:style-name="ce6" office:value-type="float" office:value="349" calcext:value-type="float">
            <text:p>34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.05" calcext:value-type="float">
            <text:p>27.0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.05" calcext:value-type="float">
            <text:p>27.0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Oculus-Touch-Virtual-Reality-System-pc/dp/B073X8N1YW/ref=sr_1_3_acs_osp_osp8-351d41c6-52_1?s=electronics&amp;ie=UTF8&amp;qid=1543028531&amp;sr=1-3-acs&amp;keywords=oculus%2Brift&amp;tag=pcmagcontent-20&amp;ascsubtag=351d41c6-5202-4897-acd5-978caee63215&amp;lin&quot;&amp;&quot;kCode=oas&amp;cv_ct_id=amzn1.osp.351d41c6-5202-4897-acd5-978caee63215&amp;cv_ct_pg=search&amp;cv_ct_wn=osp-search&amp;pf_rd_s=desktop-sx-inline&amp;pd_rd_w=3PaVu&amp;pf_rd_r=BS5AG179M4FSSTVACE9X&amp;pf_rd_p=181f5f04-003e-4996-b57f-605b9f524636&amp;pf_rd_m=ATVPDKIKX0DER&amp;pf_rd_i=oculus%2B&quot;&amp;&quot;rift&amp;pd_rd_wg=BVG1j&amp;pf_rd_t=301&amp;pd_rd_r=2fea55cb-9598-4f0a-962e-de5ad482959b&amp;creativeASIN=B073X8N1YW&amp;pd_rd_i=B073X8N1YW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igh End Gaming Chair</text:p>
          </table:table-cell>
          <table:table-cell table:style-name="ce6" office:value-type="float" office:value="379" calcext:value-type="float">
            <text:p>37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.01" calcext:value-type="float">
            <text:p>36.0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.01" calcext:value-type="float">
            <text:p>36.0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XRacer-Valkyrie-Ergonomic-Adjustable-Computer/dp/B078P61X6C/ref=sr_1_12?s=home-garden&amp;ie=UTF8&amp;qid=1544191827&amp;sr=1-12&amp;keywords=dxracer&quot;;&quot;Male&quot;)" office:value-type="string" office:string-value="Male" calcext:value-type="string">
            <text:p>Male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ink Gaming Chair</text:p>
          </table:table-cell>
          <table:table-cell table:style-name="ce6" office:value-type="float" office:value="189.99" calcext:value-type="float">
            <text:p>18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.77" calcext:value-type="float">
            <text:p>13.7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.77" calcext:value-type="float">
            <text:p>13.77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Giantex-Ergonomic-Executive-Adjustable-Reclining/dp/B079RYHD2G/ref=sr_1_1?s=sporting-goods&amp;ie=UTF8&amp;qid=1544364576&amp;sr=1-1&amp;keywords=dxracer+pink&quot;;&quot;Female&quot;)" office:value-type="string" office:string-value="Female" calcext:value-type="string">
            <text:p>Female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rozzi Arena Gaming Desk</text:p>
          </table:table-cell>
          <table:table-cell table:style-name="ce6" office:value-type="float" office:value="399" calcext:value-type="float">
            <text:p>3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.92" calcext:value-type="float">
            <text:p>30.9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.92" calcext:value-type="float">
            <text:p>30.92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Arozzi-Arena-Gaming-Desk-Black/dp/B01K1JW1L0/ref=sr_1_12_sspa?rps=1&amp;ie=UTF8&amp;qid=1544121748&amp;sr=8-12-spons&amp;keywords=gaming&amp;refinements=p_85%3A2470955011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laystation Pro</text:p>
          </table:table-cell>
          <table:table-cell table:style-name="ce6" office:value-type="float" office:value="399.95" calcext:value-type="float">
            <text:p>399.9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31.93" calcext:value-type="float">
            <text:p>31.93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PlayStation-4-Pro-1TB-Console/dp/B01LOP8EZC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intendo Switch</text:p>
          </table:table-cell>
          <table:table-cell table:style-name="ce6" office:value-type="float" office:value="299" calcext:value-type="float">
            <text:p>2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.17" calcext:value-type="float">
            <text:p>23.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5.17" calcext:value-type="float">
            <text:p>25.17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Nintendo-Switch-Neon-Red-Blue-Joy/dp/B01MUAGZ49/ref=sr_1_2?s=videogames&amp;ie=UTF8&amp;qid=1548179638&amp;sr=1-2&amp;keywords=nintendo%2Bswitch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Xbox One X</text:p>
          </table:table-cell>
          <table:table-cell table:style-name="ce6" office:value-type="float" office:value="449.99" calcext:value-type="float">
            <text:p>449.99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Microsoft-Black-Console-Wireless-Controller/dp/B07M863LPJ/ref=sr_1_1_sspa?s=toys-and-games&amp;ie=UTF8&amp;qid=1548176462&amp;sr=1-1-spons&amp;keywords=xbox+one+x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anoLeaf Light Panels</text:p>
          </table:table-cell>
          <table:table-cell table:style-name="ce6" office:value-type="float" office:value="229" calcext:value-type="float">
            <text:p>22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9.99" calcext:value-type="float">
            <text:p>9.9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.99" calcext:value-type="float">
            <text:p>9.9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nanoleaf.me/en/consumer-led-lighting/products/smarter-series/nanoleaf-light-panels-smarter-kit/#get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BUYPOWER Gaming PC</text:p>
          </table:table-cell>
          <table:table-cell table:style-name="ce6" office:value-type="float" office:value="1799" calcext:value-type="float">
            <text:p>17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9.42" calcext:value-type="float">
            <text:p>139.4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9.42" calcext:value-type="float">
            <text:p>139.42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iBUYPOWER-9200-i7-8700K-Motherboard-Graphics/dp/B078H7WQ8B/ref=sr_1_6?s=electronics&amp;ie=UTF8&amp;qid=1543038684&amp;sr=1-6&amp;keywords=done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ego Robot Building Set - Coding Kit for Kids</text:p>
          </table:table-cell>
          <table:table-cell table:style-name="ce6" office:value-type="float" office:value="159.95" calcext:value-type="float">
            <text:p>159.95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.4" calcext:value-type="float">
            <text:p>12.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.4" calcext:value-type="float">
            <text:p>12.4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2MK1PDV/ref=gbps_tit_m15_0ed5_e5fa8f94?smid=ATVPDKIKX0DER&amp;pf_rd_p=7a1c0026-ac31-40af-9e8e-e8b49eab0ed5&amp;pf_rd_s=merchandised-search-15&amp;pf_rd_t=101&amp;pf_rd_i=17911189011&amp;pf_rd_m=ATVPDKIKX0DER&amp;pf_rd_r=9876QB46DJD9RYD5KZPF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XXL Bean Bag Chair</text:p>
          </table:table-cell>
          <table:table-cell table:style-name="ce6" office:value-type="float" office:value="137.85" calcext:value-type="float">
            <text:p>137.85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Big-Joe-0001657-XX-Large-Filled/dp/B079Z87VFX/ref=sr_1_3?ie=UTF8&amp;qid=1545082581&amp;sr=8-3&amp;keywords=XXL+Bean+Bag+Chair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annon G7X Mark II</text:p>
          </table:table-cell>
          <table:table-cell table:style-name="ce6" office:value-type="float" office:value="649" calcext:value-type="float">
            <text:p>64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.3" calcext:value-type="float">
            <text:p>50.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50.3" calcext:value-type="float">
            <text:p>50.3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Canon-PowerShot-Digital-Camera-Screen/dp/B01BV14OXA/ref=sr_1_3?ie=UTF8&amp;qid=1544316115&amp;sr=8-3&amp;keywords=cannon+g7x+mark+ii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pple Watch Series 4 - Silver Aluminium Case/White Band</text:p>
          </table:table-cell>
          <table:table-cell table:style-name="ce6" office:value-type="float" office:value="407.58" calcext:value-type="float">
            <text:p>407.58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.59" calcext:value-type="float">
            <text:p>31.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32.45" calcext:value-type="float">
            <text:p>32.4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Apple-Watch-GPS-44mm-Silver-Aluminium/dp/B07HDGBVVT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uunto Computer Watch with Altimeter</text:p>
          </table:table-cell>
          <table:table-cell table:style-name="ce6" office:value-type="float" office:value="300.3" calcext:value-type="float">
            <text:p>300.3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SUUNTO-Core-Crush-Outdoor-Watch/dp/B0785X3P9H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ichael Kors Access Runway Stainless Steel Smartwatch: Gold Tone</text:p>
          </table:table-cell>
          <table:table-cell table:style-name="ce6" office:value-type="float" office:value="350" calcext:value-type="float">
            <text:p>350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.13" calcext:value-type="float">
            <text:p>27.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27.59" calcext:value-type="float">
            <text:p>27.5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Michael-Kors-Access-Stainless-Smartwatch/dp/B07G94WZWC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Guess Glitter Girl Silver Dial Stainless Steel Ladies Watch</text:p>
          </table:table-cell>
          <table:table-cell table:style-name="ce6" office:value-type="float" office:value="106.29" calcext:value-type="float">
            <text:p>106.2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.24" calcext:value-type="float">
            <text:p>8.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.24" calcext:value-type="float">
            <text:p>8.24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Glitter-Silver-Stainless-Ladies-W0987L1/dp/B01N5NULV8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ixon Watch Sentry Matte Black Gold Watch</text:p>
          </table:table-cell>
          <table:table-cell table:style-name="ce6" office:value-type="float" office:value="128.96" calcext:value-type="float">
            <text:p>128.96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.49" calcext:value-type="float">
            <text:p>10.4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.1" calcext:value-type="float">
            <text:p>12.1</text:p>
          </table:table-cell>
          <table:table-cell table:style-name="ce7" office:value-type="float" office:value="10.93" calcext:value-type="float">
            <text:p>10.93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7" table:formula="of:=HYPERLINK(&quot;https://www.amazon.com/Nixon-A105-1041-Sentry-Matte-Black/dp/B004TS15HG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Nixon Fashion/Nixon Base Tide Surf Watch</text:p>
          </table:table-cell>
          <table:table-cell table:style-name="ce6" office:value-type="float" office:value="99.99" calcext:value-type="float">
            <text:p>99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75" calcext:value-type="float">
            <text:p>7.7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75" calcext:value-type="float">
            <text:p>7.7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9" table:formula="of:=HYPERLINK(&quot;https://www.amazon.com/Nixon-Teller-A0451919-00-Womens-Sunray/dp/B07G1XPZWW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Gucci Flip Flops</text:p>
          </table:table-cell>
          <table:table-cell table:style-name="ce6" office:value-type="float" office:value="210" calcext:value-type="float">
            <text:p>210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.28" calcext:value-type="float">
            <text:p>16.2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.28" calcext:value-type="float">
            <text:p>16.28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Fashion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shop.nordstrom.com/s/gucci-pursuit-rubber-slide-sandal-men/3408097?country=US&amp;currency=USD&amp;mrkgcl=760&amp;mrkgadid=3313961681&amp;utm_content=50089949991&amp;utm_term=aud-370197395965:pla-370326467733&amp;utm_channel=shopping_acq_p&amp;sp_source=google&amp;sp_campaign=95&quot;&amp;&quot;3510785&amp;rkg_id=0&amp;adpos=1o1&amp;creative=226491310777&amp;device=c&amp;matchtype=&amp;network=g&amp;gclid=CjwKCAiA9K3gBRA4EiwACEhFe7AV7dCnzYRvnzhJFcwR2VJ5-ldl9AOVU72awx1JZvMa_oMs7J-brhoCXpgQAvD_BwE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amsung Galaxy S9+ with 64GB Memory Unlocked - Midnight Black</text:p>
          </table:table-cell>
          <table:table-cell table:style-name="ce6" office:value-type="float" office:value="739.99" calcext:value-type="float">
            <text:p>739.99</text:p>
          </table:table-cell>
          <table:table-cell table:style-name="ce7" office:value-type="string" calcext:value-type="string">
            <text:p>Best Buy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7.35" calcext:value-type="float">
            <text:p>57.3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7.35" calcext:value-type="float">
            <text:p>57.3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bestbuy.com/site/samsung-galaxy-s9-64gb-unlocked-midnight-black/6191433.p?skuId=6191433&quot;;&quot;Galaxy Note 9&quot;)" office:value-type="string" office:string-value="Galaxy Note 9" calcext:value-type="string">
            <text:p>Galaxy Note 9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pple - iPhone X with 64GB Memory Unlocked - Space Gray</text:p>
          </table:table-cell>
          <table:table-cell table:style-name="ce6" office:value-type="float" office:value="899.99" calcext:value-type="float">
            <text:p>899.99</text:p>
          </table:table-cell>
          <table:table-cell table:style-name="ce7" office:value-type="string" calcext:value-type="string">
            <text:p>Best Buy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.75" calcext:value-type="float">
            <text:p>69.7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.75" calcext:value-type="float">
            <text:p>69.7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bestbuy.com/site/apple-iphone-x-with-64gb-memory-cell-phone-unlocked-space-gray/6316064.p?skuId=6316064&quot;;&quot;iPhone X&quot;)" office:value-type="string" office:string-value="iPhone X" calcext:value-type="string">
            <text:p>iPhone X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G - v40 ThinQ with 64GB Memory Unlocked - Aurora Black</text:p>
          </table:table-cell>
          <table:table-cell table:style-name="ce6" office:value-type="float" office:value="799.99" calcext:value-type="float">
            <text:p>799.99</text:p>
          </table:table-cell>
          <table:table-cell table:style-name="ce7" office:value-type="string" calcext:value-type="string">
            <text:p>Best Buy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2.12" calcext:value-type="float">
            <text:p>62.1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2.12" calcext:value-type="float">
            <text:p>62.12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bestbuy.com/site/lg-v40-thinq-with-64gb-memory-cell-phone-unlocked-aurora-black/6305718.p?skuId=6305718&quot;;&quot;LG V40 ThinQ&quot;)" office:value-type="string" office:string-value="LG V40 ThinQ" calcext:value-type="string">
            <text:p>LG V40 ThinQ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ony - XPERIA XZ3 with 64GB Memory Unlocked - White Silver</text:p>
          </table:table-cell>
          <table:table-cell table:style-name="ce6" office:value-type="float" office:value="799.99" calcext:value-type="float">
            <text:p>799.99</text:p>
          </table:table-cell>
          <table:table-cell table:style-name="ce7" office:value-type="string" calcext:value-type="string">
            <text:p>Best Buy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2.12" calcext:value-type="float">
            <text:p>62.1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2.12" calcext:value-type="float">
            <text:p>62.12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bestbuy.com/site/sony-xperia-xz3-with-64gb-memory-cell-phone-unlocked-white-silver/6301936.p?skuId=6301936&quot;;&quot;Sony XPERIA&quot;)" office:value-type="string" office:string-value="Sony XPERIA" calcext:value-type="string">
            <text:p>Sony XPERIA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05cc Gas Mini Bike</text:p>
          </table:table-cell>
          <table:table-cell table:style-name="ce6" office:value-type="float" office:value="399.99" calcext:value-type="float">
            <text:p>399.9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6F4Z197/ref=gbps_img_m15_e44d_3b3781df?smid=ATVPDKIKX0DER&amp;pf_rd_p=b432e1de-c3b7-4f20-969a-6a641c7ce44d&amp;pf_rd_s=merchandised-search-15&amp;pf_rd_t=101&amp;pf_rd_i=17911198011&amp;pf_rd_m=ATVPDKIKX0DER&amp;pf_rd_r=69NJR90055WG2KWTR47B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9''x15'' Upper Bounce Rectangular Trampoline</text:p>
          </table:table-cell>
          <table:table-cell table:style-name="ce6" office:value-type="float" office:value="658.99" calcext:value-type="float">
            <text:p>658.9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1.07" calcext:value-type="float">
            <text:p>51.0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1.07" calcext:value-type="float">
            <text:p>51.07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0FLYAY3I/ref=gbps_img_m15_e44d_60fcc016?smid=A1DXN92KCKEQV4&amp;pf_rd_p=b432e1de-c3b7-4f20-969a-6a641c7ce44d&amp;pf_rd_s=merchandised-search-15&amp;pf_rd_t=101&amp;pf_rd_i=17911198011&amp;pf_rd_m=ATVPDKIKX0DER&amp;pf_rd_r=69NJR90055WG2KWTR47B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oys Golf Club Set</text:p>
          </table:table-cell>
          <table:table-cell table:style-name="ce6" office:value-type="float" office:value="116.25" calcext:value-type="float">
            <text:p>116.25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.01" calcext:value-type="float">
            <text:p>9.0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.99" calcext:value-type="float">
            <text:p>13.99</text:p>
          </table:table-cell>
          <table:table-cell table:style-name="ce7" office:value-type="float" office:value="10.09" calcext:value-type="float">
            <text:p>10.0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Wilson-Unisex-Profile-Large-Right/dp/B01MUCXAY3/ref=sr_1_3?s=sporting-goods&amp;ie=UTF8&amp;qid=1544331541&amp;sr=1-3&amp;keywords=kids+golf+club+set&quot;;&quot;Boys&quot;)" office:value-type="string" office:string-value="Boys" calcext:value-type="string">
            <text:p>Boy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ens Golf Club Set Left</text:p>
          </table:table-cell>
          <table:table-cell table:style-name="ce6" office:value-type="float" office:value="317.39" calcext:value-type="float">
            <text:p>317.3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.6" calcext:value-type="float">
            <text:p>24.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.99" calcext:value-type="float">
            <text:p>19.99</text:p>
          </table:table-cell>
          <table:table-cell table:style-name="ce7" office:value-type="float" office:value="26.15" calcext:value-type="float">
            <text:p>26.1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Callaway-Mens-Strata-Complete-16-Piece/dp/B00R4OPRIA/ref=pd_day0_hl_200_3?_encoding=UTF8&amp;pd_rd_i=B00R4OPRIA&amp;pd_rd_r=5b8d20d3-fb6e-11e8-a96e-4dfbc2ecf4df&amp;pd_rd_w=QJROC&amp;pd_rd_wg=LQ44i&amp;pf_rd_p=ad07871c-e646-4161-82c7-5ed0d4c85b07&amp;pf_rd&quot;&amp;&quot;_r=G93TYWE7SZZA63Y945WD&amp;refRID=G93TYWE7SZZA63Y945WD&quot;;&quot;Men&quot;)" office:value-type="string" office:string-value="Men" calcext:value-type="string">
            <text:p>Men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Mens Golf Club Set Right</text:p>
          </table:table-cell>
          <table:table-cell table:style-name="ce6" office:value-type="float" office:value="244.99" calcext:value-type="float">
            <text:p>24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.99" calcext:value-type="float">
            <text:p>18.9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.99" calcext:value-type="float">
            <text:p>16.99</text:p>
          </table:table-cell>
          <table:table-cell table:style-name="ce7" office:value-type="float" office:value="20.31" calcext:value-type="float">
            <text:p>20.3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0QUXLQYK/ref=gbps_img_m15_e44d_cdf8be63?smid=ATVPDKIKX0DER&amp;pf_rd_p=b432e1de-c3b7-4f20-969a-6a641c7ce44d&amp;pf_rd_s=merchandised-search-15&amp;pf_rd_t=101&amp;pf_rd_i=17911198011&amp;pf_rd_m=ATVPDKIKX0DER&amp;pf_rd_r=69NJR90055WG2KWTR47B&quot;;&quot;Girls&quot;)" office:value-type="string" office:string-value="Girls" calcext:value-type="string">
            <text:p>Girls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Girls Golf Club Set 5-8 Years Old Left</text:p>
          </table:table-cell>
          <table:table-cell table:style-name="ce6" office:value-type="float" office:value="242.8" calcext:value-type="float">
            <text:p>242.8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.82" calcext:value-type="float">
            <text:p>18.8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.99" calcext:value-type="float">
            <text:p>13.99</text:p>
          </table:table-cell>
          <table:table-cell table:style-name="ce7" office:value-type="float" office:value="19.9" calcext:value-type="float">
            <text:p>19.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0QUXLQYK/ref=gbps_img_m15_e44d_cdf8be63?smid=ATVPDKIKX0DER&amp;pf_rd_p=b432e1de-c3b7-4f20-969a-6a641c7ce44d&amp;pf_rd_s=merchandised-search-15&amp;pf_rd_t=101&amp;pf_rd_i=17911198011&amp;pf_rd_m=ATVPDKIKX0DER&amp;pf_rd_r=69NJR90055WG2KWTR47B&quot;;&quot;Girls&quot;)" office:value-type="string" office:string-value="Girls" calcext:value-type="string">
            <text:p>Girls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Girls Golf Club Set 9-12 Years Old Left</text:p>
          </table:table-cell>
          <table:table-cell table:style-name="ce6" office:value-type="float" office:value="272.34" calcext:value-type="float">
            <text:p>272.34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.11" calcext:value-type="float">
            <text:p>21.1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.11" calcext:value-type="float">
            <text:p>21.1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0QUXLQYK/ref=gbps_img_m15_e44d_cdf8be63?smid=ATVPDKIKX0DER&amp;pf_rd_p=b432e1de-c3b7-4f20-969a-6a641c7ce44d&amp;pf_rd_s=merchandised-search-15&amp;pf_rd_t=101&amp;pf_rd_i=17911198011&amp;pf_rd_m=ATVPDKIKX0DER&amp;pf_rd_r=69NJR90055WG2KWTR47B&quot;;&quot;Girls&quot;)" office:value-type="string" office:string-value="Girls" calcext:value-type="string">
            <text:p>Girls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Girls Golf Club Set Right</text:p>
          </table:table-cell>
          <table:table-cell table:style-name="ce6" office:value-type="float" office:value="244.97" calcext:value-type="float">
            <text:p>244.97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.99" calcext:value-type="float">
            <text:p>18.9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.99" calcext:value-type="float">
            <text:p>13.99</text:p>
          </table:table-cell>
          <table:table-cell table:style-name="ce7" office:value-type="float" office:value="20.07" calcext:value-type="float">
            <text:p>20.07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dp/B00QUXLQYK/ref=gbps_img_m15_e44d_cdf8be63?smid=ATVPDKIKX0DER&amp;pf_rd_p=b432e1de-c3b7-4f20-969a-6a641c7ce44d&amp;pf_rd_s=merchandised-search-15&amp;pf_rd_t=101&amp;pf_rd_i=17911198011&amp;pf_rd_m=ATVPDKIKX0DER&amp;pf_rd_r=69NJR90055WG2KWTR47B&quot;;&quot;Girls&quot;)" office:value-type="string" office:string-value="Girls" calcext:value-type="string">
            <text:p>Girls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Wilson Woman's Golf Club Set</text:p>
          </table:table-cell>
          <table:table-cell table:style-name="ce6" office:value-type="float" office:value="159" calcext:value-type="float">
            <text:p>15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.32" calcext:value-type="float">
            <text:p>12.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.99" calcext:value-type="float">
            <text:p>16.99</text:p>
          </table:table-cell>
          <table:table-cell table:style-name="ce7" office:value-type="float" office:value="13.64" calcext:value-type="float">
            <text:p>13.64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Amazon</text:p>
          </table:table-cell>
          <table:table-cell table:style-name="ce24" table:formula="of:=HYPERLINK(&quot;https://www.amazon.com/Wilson-Golf-Womens-Ultra-Package/dp/B06XKP5HSC/ref=sr_1_3?s=sporting-goods&amp;ie=UTF8&amp;qid=1544331572&amp;sr=1-3&amp;keywords=women+golf+club+set+wilson&quot;;&quot;Women&quot;)" office:value-type="string" office:string-value="Women" calcext:value-type="string">
            <text:p>Women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nfrared Laser Tag Set of 4</text:p>
          </table:table-cell>
          <table:table-cell table:style-name="ce6" office:value-type="float" office:value="114.99" calcext:value-type="float">
            <text:p>114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.91" calcext:value-type="float">
            <text:p>8.9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9.61" calcext:value-type="float">
            <text:p>9.61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6T9W19V/ref=gbps_img_m15_e44d_1b45a356?smid=A2FCW0JGE1MLII&amp;pf_rd_p=b432e1de-c3b7-4f20-969a-6a641c7ce44d&amp;pf_rd_s=merchandised-search-15&amp;pf_rd_t=101&amp;pf_rd_i=17911198011&amp;pf_rd_m=ATVPDKIKX0DER&amp;pf_rd_r=69NJR90055WG2KWTR47B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hiatsu Foot Massager Machine</text:p>
          </table:table-cell>
          <table:table-cell table:style-name="ce6" office:value-type="float" office:value="89.97" calcext:value-type="float">
            <text:p>89.97</text:p>
          </table:table-cell>
          <table:table-cell table:style-name="ce7" office:value-type="string" calcext:value-type="string">
            <text:p>Prime Shipping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Shiatsu-Foot-Massager-Machine-Compression/dp/B07DBFJNKN/ref=sr_1_1_a_it?ie=UTF8&amp;qid=1545082282&amp;sr=8-1-spons&amp;keywords=instashiatsu+foot+massager&amp;psc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emium Carbonator</text:p>
          </table:table-cell>
          <table:table-cell table:style-name="ce6" office:value-type="float" office:value="229" calcext:value-type="float">
            <text:p>22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.75" calcext:value-type="float">
            <text:p>17.7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.99" calcext:value-type="float">
            <text:p>9.99</text:p>
          </table:table-cell>
          <table:table-cell table:style-name="ce7" office:value-type="float" office:value="17.75" calcext:value-type="float">
            <text:p>17.7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7GG2BNV3?ref=oft18_d_B07GG66C7F_AL_14&amp;th=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moke-less Indoor BBQ Grill</text:p>
          </table:table-cell>
          <table:table-cell table:style-name="ce6" office:value-type="float" office:value="228.18" calcext:value-type="float">
            <text:p>228.18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.68" calcext:value-type="float">
            <text:p>17.6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.68" calcext:value-type="float">
            <text:p>17.68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7D12RYS8?ref=oft18_d_B07D12RYS8_AL_15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High End Espresso Maker</text:p>
          </table:table-cell>
          <table:table-cell table:style-name="ce6" office:value-type="float" office:value="295.54" calcext:value-type="float">
            <text:p>295.54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.9" calcext:value-type="float">
            <text:p>22.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.9" calcext:value-type="float">
            <text:p>22.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7DDCQ1B7?ref=oft18_d_B07DDCQ1B7_AL_55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amsung Flat 55'' 4k UHD Smart TV 2018</text:p>
          </table:table-cell>
          <table:table-cell table:style-name="ce6" office:value-type="float" office:value="1297.99" calcext:value-type="float">
            <text:p>1297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7.59" calcext:value-type="float">
            <text:p>107.5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7.59" calcext:value-type="float">
            <text:p>107.59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gp/product/B07BFTYT32?ref=oft18_d_B07BFTYT32_AL_57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oomba 690 Robot Vacuum</text:p>
          </table:table-cell>
          <table:table-cell table:style-name="ce6" office:value-type="float" office:value="247.99" calcext:value-type="float">
            <text:p>247.99</text:p>
          </table:table-cell>
          <table:table-cell table:style-name="ce7" office:value-type="string" calcext:value-type="string">
            <text:p>Prime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.22" calcext:value-type="float">
            <text:p>19.2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.22" calcext:value-type="float">
            <text:p>19.22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6XRT2B3P/ref=sspa_dk_detail_0?psc=1&amp;pd_rd_i=B06XRT2B3P&amp;pd_rd_w=akxCD&amp;pf_rd_p=f0dedbe2-13c8-4136-a746-4398ed93cf0f&amp;pd_rd_wg=4i0Ok&amp;pf_rd_r=WBP7F3YBX43K8HNHPRPV&amp;pd_rd_r=42c05118-fb77-11e8-b705-cfc7af2bb581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hootout Basketball Arcade Game</text:p>
          </table:table-cell>
          <table:table-cell table:style-name="ce6" office:value-type="float" office:value="229.99" calcext:value-type="float">
            <text:p>229.99</text:p>
          </table:table-cell>
          <table:table-cell table:style-name="ce7" office:value-type="string" calcext:value-type="string">
            <text:p>Standard Shipping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4.85" calcext:value-type="float">
            <text:p>14.85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Toy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dp/B07BZCVTTQ/ref=gbps_tit_m15_e44d_03fd5224?smid=ATVPDKIKX0DER&amp;pf_rd_p=b432e1de-c3b7-4f20-969a-6a641c7ce44d&amp;pf_rd_s=merchandised-search-15&amp;pf_rd_t=101&amp;pf_rd_i=17911198011&amp;pf_rd_m=ATVPDKIKX0DER&amp;pf_rd_r=G3BCRH9TD0CK56GJ49NN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OG Zephyrus GX501 Ultra Slim Gaming Laptop</text:p>
          </table:table-cell>
          <table:table-cell table:style-name="ce6" office:value-type="float" office:value="2149.99" calcext:value-type="float">
            <text:p>2149.99</text:p>
          </table:table-cell>
          <table:table-cell table:style-name="ce7" office:value-type="string" calcext:value-type="string">
            <text:p>Standard Shippin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2" calcext:value-type="float">
            <text:p>172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Dream</text:p>
          </table:table-cell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mazon</text:p>
          </table:table-cell>
          <table:table-cell table:style-name="ce20" table:formula="of:=HYPERLINK(&quot;https://www.amazon.com/Zephyrus-8th-Gen-IPS-Type-i7-8750H-processor/dp/B07BP9LSVS/ref=sr_1_5?s=pc&amp;ie=UTF8&amp;qid=1545082064&amp;sr=1-5&amp;keywords=asus+rog+laptop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Electric Go-Kart</text:p>
          </table:table-cell>
          <table:table-cell table:style-name="ce15" office:value-type="float" office:value="249.99" calcext:value-type="float">
            <text:p>249.99</text:p>
          </table:table-cell>
          <table:table-cell table:style-name="ce17" office:value-type="string" calcext:value-type="string">
            <text:p>Prime Shipping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.37" calcext:value-type="float">
            <text:p>19.37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.37" calcext:value-type="float">
            <text:p>19.37</text:p>
          </table:table-cell>
          <table:table-cell table:style-name="ce17" office:value-type="string" calcext:value-type="string">
            <text:p>Dream</text:p>
          </table:table-cell>
          <table:table-cell table:style-name="ce17" office:value-type="string" calcext:value-type="string">
            <text:p>Electronics</text:p>
          </table:table-cell>
          <table:table-cell table:style-name="ce17" office:value-type="string" calcext:value-type="string">
            <text:p>Amazon</text:p>
          </table:table-cell>
          <table:table-cell table:style-name="ce21" table:formula="of:=HYPERLINK(&quot;https://www.amazon.com/dp/B07CV4GVSQ/ref=cm_gf_aTNN_i8_d_p0_qd12_____________________4QoBw6drVG9aRc8Exale&quot;;&quot;Link&quot;)" office:value-type="string" office:string-value="Link" calcext:value-type="string">
            <text:p>Link</text:p>
          </table:table-cell>
          <table:table-cell table:number-columns-repeated="1011"/>
        </table:table-row>
        <table:table-row table:style-name="ro2" table:number-rows-repeated="10482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0" loext:min-decimal-places="0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0:17:24</meta:creation-date>
    <dc:language>en-US</dc:language>
    <dc:date>2019-01-28T20:27:15</dc:date>
    <meta:editing-cycles>2</meta:editing-cycles>
    <meta:editing-duration>PT8M</meta:editing-duration>
    <meta:generator>LibreOffice/5.1.6.2$Linux_X86_64 LibreOffice_project/10m0$Build-2</meta:generator>
    <meta:document-statistic meta:table-count="1" meta:cell-count="3699" meta:object-count="0"/>
  </office:meta>
</office:document-meta>
</file>